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Arial" svg:font-family="Arial"/>
    <style:font-face style:name="Microsoft JhengHei" svg:font-family="&quot;Microsoft JhengHe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" style:family="table-cell" style:parent-style-name="Default" style:data-style-name="N1">
      <style:table-cell-properties fo:border="thin solid #000000"/>
    </style:style>
    <style:style style:name="ce6" style:family="table-cell" style:parent-style-name="Percent" style:data-style-name="N14">
      <style:table-cell-properties fo:border="thin solid #000000" style:vertical-align="midd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Microsoft JhengHei" style:font-name-asian="Microsoft JhengHei" style:font-name-complex="Microsoft JhengHe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98638888888889cm"/>
    </style:style>
    <style:style style:name="co2" style:family="table-column">
      <style:table-column-properties fo:break-before="auto" style:column-width="4.51555555555556cm" style:use-optimal-column-width="true"/>
    </style:style>
    <style:style style:name="co3" style:family="table-column">
      <style:table-column-properties fo:break-before="auto" style:column-width="1.905cm" style:use-optimal-column-width="true"/>
    </style:style>
    <style:style style:name="co4" style:family="table-column">
      <style:table-column-properties fo:break-before="auto" style:column-width="1.39347222222222cm"/>
    </style:style>
    <style:style style:name="co5" style:family="table-column">
      <style:table-column-properties fo:break-before="auto" style:column-width="2.61055555555556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2.46944444444444cm" style:use-optimal-column-width="true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4">
            <text:p>Hotel</text:p>
          </table:table-cell>
          <table:table-cell office:value-type="string" table:style-name="ce4">
            <text:p>Area</text:p>
          </table:table-cell>
          <table:table-cell office:value-type="string" table:style-name="ce4">
            <text:p>Room</text:p>
          </table:table-cell>
          <table:table-cell office:value-type="string" table:style-name="ce5">
            <text:p>Demand</text:p>
          </table:table-cell>
          <table:table-cell office:value-type="string" table:style-name="ce6">
            <text:p>Occupancy</text:p>
          </table:table-cell>
          <table:table-cell office:value-type="string" table:style-name="ce3">
            <text:p>ADR</text:p>
          </table:table-cell>
          <table:table-cell office:value-type="string" table:style-name="ce4">
            <text:p>Room_Revenue</text:p>
          </table:table-cell>
          <table:table-cell office:value-type="string" table:style-name="ce3">
            <text:p>F&amp;B_Revenue</text:p>
          </table:table-cell>
          <table:table-cell office:value-type="string" table:style-name="ce4">
            <text:p>Total_Reven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圓⼭⼤飯店</text:span></text:p>
          </table:table-cell>
          <table:table-cell office:value-type="string" table:style-name="ce2">
            <text:p>Taipei</text:p>
          </table:table-cell>
          <table:table-cell office:value-type="float" office:value="500" table:style-name="ce2">
            <text:p>500</text:p>
          </table:table-cell>
          <table:table-cell office:value-type="float" office:value="1113" table:style-name="ce2">
            <text:p>1113</text:p>
          </table:table-cell>
          <table:table-cell office:value-type="string" table:style-name="ce2">
            <text:p><text:span text:style-name="T1">7.18%</text:span></text:p>
          </table:table-cell>
          <table:table-cell office:value-type="float" office:value="3208" table:style-name="ce2">
            <text:p>3208</text:p>
          </table:table-cell>
          <table:table-cell office:value-type="float" office:value="3570844" table:style-name="ce2">
            <text:p>3570844</text:p>
          </table:table-cell>
          <table:table-cell office:value-type="float" office:value="11498239" table:style-name="ce2">
            <text:p>11498239</text:p>
          </table:table-cell>
          <table:table-cell office:value-type="float" office:value="18723562" table:style-name="ce1">
            <text:p>187235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and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華國⼤飯店</text:span></text:p>
          </table:table-cell>
          <table:table-cell office:value-type="string" table:style-name="ce2">
            <text:p>Taipei</text:p>
          </table:table-cell>
          <table:table-cell office:value-type="float" office:value="326" table:style-name="ce2">
            <text:p>326</text:p>
          </table:table-cell>
          <table:table-cell office:value-type="float" office:value="1608" table:style-name="ce2">
            <text:p>1608</text:p>
          </table:table-cell>
          <table:table-cell office:value-type="string" table:style-name="ce2">
            <text:p><text:span text:style-name="T1">15.91%</text:span></text:p>
          </table:table-cell>
          <table:table-cell office:value-type="float" office:value="2651" table:style-name="ce2">
            <text:p>2651</text:p>
          </table:table-cell>
          <table:table-cell office:value-type="float" office:value="4263218" table:style-name="ce2">
            <text:p>4263218</text:p>
          </table:table-cell>
          <table:table-cell office:value-type="float" office:value="6216833" table:style-name="ce2">
            <text:p>6216833</text:p>
          </table:table-cell>
          <table:table-cell office:value-type="float" office:value="11658045" table:style-name="ce1">
            <text:p>116580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Imperial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華泰王⼦⼤飯店</text:span></text:p>
          </table:table-cell>
          <table:table-cell office:value-type="string" table:style-name="ce2">
            <text:p>Taipei</text:p>
          </table:table-cell>
          <table:table-cell office:value-type="float" office:value="220" table:style-name="ce2">
            <text:p>220</text:p>
          </table:table-cell>
          <table:table-cell office:value-type="float" office:value="354" table:style-name="ce2">
            <text:p>354</text:p>
          </table:table-cell>
          <table:table-cell office:value-type="string" table:style-name="ce2">
            <text:p><text:span text:style-name="T1">5.19%</text:span></text:p>
          </table:table-cell>
          <table:table-cell office:value-type="float" office:value="2448" table:style-name="ce2">
            <text:p>2448</text:p>
          </table:table-cell>
          <table:table-cell office:value-type="float" office:value="866439" table:style-name="ce2">
            <text:p>866439</text:p>
          </table:table-cell>
          <table:table-cell office:value-type="float" office:value="4955978" table:style-name="ce2">
            <text:p>4955978</text:p>
          </table:table-cell>
          <table:table-cell office:value-type="float" office:value="7234985" table:style-name="ce1">
            <text:p>72349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LORIA</text:span><text:span text:style-name="T1"><text:s/>PRINCE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豪景⼤酒店</text:span></text:p>
          </table:table-cell>
          <table:table-cell office:value-type="string" table:style-name="ce2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265" table:style-name="ce2">
            <text:p>265</text:p>
          </table:table-cell>
          <table:table-cell office:value-type="string" table:style-name="ce2">
            <text:p><text:span text:style-name="T1">4.09%</text:span></text:p>
          </table:table-cell>
          <table:table-cell office:value-type="float" office:value="1622" table:style-name="ce2">
            <text:p>1622</text:p>
          </table:table-cell>
          <table:table-cell office:value-type="float" office:value="429934" table:style-name="ce2">
            <text:p>429934</text:p>
          </table:table-cell>
          <table:table-cell office:value-type="float" office:value="440320" table:style-name="ce2">
            <text:p>440320</text:p>
          </table:table-cell>
          <table:table-cell office:value-type="float" office:value="1115432" table:style-name="ce1">
            <text:p>11154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iverview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王⼤飯店</text:span></text:p>
          </table:table-cell>
          <table:table-cell office:value-type="string" table:style-name="ce2">
            <text:p>Taipei</text:p>
          </table:table-cell>
          <table:table-cell office:value-type="float" office:value="97" table:style-name="ce2">
            <text:p>97</text:p>
          </table:table-cell>
          <table:table-cell office:value-type="float" office:value="181" table:style-name="ce2">
            <text:p>181</text:p>
          </table:table-cell>
          <table:table-cell office:value-type="string" table:style-name="ce2">
            <text:p><text:span text:style-name="T1">6.02%</text:span></text:p>
          </table:table-cell>
          <table:table-cell office:value-type="float" office:value="1986" table:style-name="ce2">
            <text:p>1986</text:p>
          </table:table-cell>
          <table:table-cell office:value-type="float" office:value="359425" table:style-name="ce2">
            <text:p>359425</text:p>
          </table:table-cell>
          <table:table-cell office:value-type="float" office:value="183190" table:style-name="ce2">
            <text:p>183190</text:p>
          </table:table-cell>
          <table:table-cell office:value-type="float" office:value="587874" table:style-name="ce1">
            <text:p>5878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mperor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賓⼤飯店</text:span></text:p>
          </table:table-cell>
          <table:table-cell office:value-type="string" table:style-name="ce2">
            <text:p>Taipei</text:p>
          </table:table-cell>
          <table:table-cell office:value-type="float" office:value="422" table:style-name="ce2">
            <text:p>422</text:p>
          </table:table-cell>
          <table:table-cell office:value-type="float" office:value="1135" table:style-name="ce2">
            <text:p>1135</text:p>
          </table:table-cell>
          <table:table-cell office:value-type="string" table:style-name="ce2">
            <text:p><text:span text:style-name="T1">8.68%</text:span></text:p>
          </table:table-cell>
          <table:table-cell office:value-type="float" office:value="3316" table:style-name="ce2">
            <text:p>3316</text:p>
          </table:table-cell>
          <table:table-cell office:value-type="float" office:value="3763456" table:style-name="ce2">
            <text:p>3763456</text:p>
          </table:table-cell>
          <table:table-cell office:value-type="float" office:value="34638087" table:style-name="ce2">
            <text:p>34638087</text:p>
          </table:table-cell>
          <table:table-cell office:value-type="float" office:value="41150150" table:style-name="ce1">
            <text:p>411501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-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康華⼤飯店</text:span></text:p>
          </table:table-cell>
          <table:table-cell office:value-type="string" table:style-name="ce2">
            <text:p>Taipei</text:p>
          </table:table-cell>
          <table:table-cell office:value-type="float" office:value="215" table:style-name="ce2">
            <text:p>215</text:p>
          </table:table-cell>
          <table:table-cell office:value-type="float" office:value="202" table:style-name="ce2">
            <text:p>202</text:p>
          </table:table-cell>
          <table:table-cell office:value-type="string" table:style-name="ce2">
            <text:p><text:span text:style-name="T1">3.03%</text:span></text:p>
          </table:table-cell>
          <table:table-cell office:value-type="float" office:value="2599" table:style-name="ce2">
            <text:p>2599</text:p>
          </table:table-cell>
          <table:table-cell office:value-type="float" office:value="524943" table:style-name="ce2">
            <text:p>524943</text:p>
          </table:table-cell>
          <table:table-cell office:value-type="float" office:value="2287684" table:style-name="ce2">
            <text:p>2287684</text:p>
          </table:table-cell>
          <table:table-cell office:value-type="float" office:value="3271935" table:style-name="ce1">
            <text:p>32719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olden</text:span><text:span text:style-name="T1"><text:s/>Chin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凱撒⼤飯店</text:span></text:p>
          </table:table-cell>
          <table:table-cell office:value-type="string" table:style-name="ce2">
            <text:p>Taipei</text:p>
          </table:table-cell>
          <table:table-cell office:value-type="float" office:value="478" table:style-name="ce2">
            <text:p>478</text:p>
          </table:table-cell>
          <table:table-cell office:value-type="float" office:value="1081" table:style-name="ce2">
            <text:p>1081</text:p>
          </table:table-cell>
          <table:table-cell office:value-type="string" table:style-name="ce2">
            <text:p><text:span text:style-name="T1">7.30%</text:span></text:p>
          </table:table-cell>
          <table:table-cell office:value-type="float" office:value="3361" table:style-name="ce2">
            <text:p>3361</text:p>
          </table:table-cell>
          <table:table-cell office:value-type="float" office:value="3633105" table:style-name="ce2">
            <text:p>3633105</text:p>
          </table:table-cell>
          <table:table-cell office:value-type="float" office:value="5152593" table:style-name="ce2">
            <text:p>5152593</text:p>
          </table:table-cell>
          <table:table-cell office:value-type="float" office:value="13255965" table:style-name="ce1">
            <text:p>132559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兄弟⼤飯店</text:span></text:p>
          </table:table-cell>
          <table:table-cell office:value-type="string" table:style-name="ce2">
            <text:p>Taipei</text:p>
          </table:table-cell>
          <table:table-cell office:value-type="float" office:value="250" table:style-name="ce2">
            <text:p>250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<text:span text:style-name="T1">9.83%</text:span></text:p>
          </table:table-cell>
          <table:table-cell office:value-type="float" office:value="3114" table:style-name="ce2">
            <text:p>3114</text:p>
          </table:table-cell>
          <table:table-cell office:value-type="float" office:value="2372975" table:style-name="ce2">
            <text:p>2372975</text:p>
          </table:table-cell>
          <table:table-cell office:value-type="float" office:value="19568935" table:style-name="ce2">
            <text:p>19568935</text:p>
          </table:table-cell>
          <table:table-cell office:value-type="float" office:value="24197150" table:style-name="ce1">
            <text:p>241971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rother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三德⼤飯店</text:span></text:p>
          </table:table-cell>
          <table:table-cell office:value-type="string" table:style-name="ce2">
            <text:p>Taipei</text:p>
          </table:table-cell>
          <table:table-cell office:value-type="float" office:value="287" table:style-name="ce2">
            <text:p>287</text:p>
          </table:table-cell>
          <table:table-cell office:value-type="float" office:value="965" table:style-name="ce2">
            <text:p>965</text:p>
          </table:table-cell>
          <table:table-cell office:value-type="string" table:style-name="ce2">
            <text:p><text:span text:style-name="T1">10.85%</text:span></text:p>
          </table:table-cell>
          <table:table-cell office:value-type="float" office:value="1215" table:style-name="ce2">
            <text:p>1215</text:p>
          </table:table-cell>
          <table:table-cell office:value-type="float" office:value="1172712" table:style-name="ce2">
            <text:p>1172712</text:p>
          </table:table-cell>
          <table:table-cell office:value-type="float" office:value="56449" table:style-name="ce2">
            <text:p>56449</text:p>
          </table:table-cell>
          <table:table-cell office:value-type="float" office:value="4133989" table:style-name="ce1">
            <text:p>41339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antos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亞都麗緻⼤飯店</text:span></text:p>
          </table:table-cell>
          <table:table-cell office:value-type="string" table:style-name="ce2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565" table:style-name="ce2">
            <text:p>565</text:p>
          </table:table-cell>
          <table:table-cell office:value-type="string" table:style-name="ce2">
            <text:p><text:span text:style-name="T1">8.72%</text:span></text:p>
          </table:table-cell>
          <table:table-cell office:value-type="float" office:value="3990" table:style-name="ce2">
            <text:p>3990</text:p>
          </table:table-cell>
          <table:table-cell office:value-type="float" office:value="2254470" table:style-name="ce2">
            <text:p>2254470</text:p>
          </table:table-cell>
          <table:table-cell office:value-type="float" office:value="6980772" table:style-name="ce2">
            <text:p>6980772</text:p>
          </table:table-cell>
          <table:table-cell office:value-type="float" office:value="11630180" table:style-name="ce1">
            <text:p>116301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andis</text:span><text:span text:style-name="T1"><text:s/>Taipei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聯⼤飯店</text:span></text:p>
          </table:table-cell>
          <table:table-cell office:value-type="string" table:style-name="ce2">
            <text:p>Taipei</text:p>
          </table:table-cell>
          <table:table-cell office:value-type="float" office:value="243" table:style-name="ce2">
            <text:p>243</text:p>
          </table:table-cell>
          <table:table-cell office:value-type="float" office:value="593" table:style-name="ce2">
            <text:p>593</text:p>
          </table:table-cell>
          <table:table-cell office:value-type="string" table:style-name="ce2">
            <text:p><text:span text:style-name="T1">7.87%</text:span></text:p>
          </table:table-cell>
          <table:table-cell office:value-type="float" office:value="1668" table:style-name="ce2">
            <text:p>1668</text:p>
          </table:table-cell>
          <table:table-cell office:value-type="float" office:value="989102" table:style-name="ce2">
            <text:p>989102</text:p>
          </table:table-cell>
          <table:table-cell office:value-type="float" office:value="281740" table:style-name="ce2">
            <text:p>281740</text:p>
          </table:table-cell>
          <table:table-cell office:value-type="float" office:value="1423960" table:style-name="ce1">
            <text:p>14239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United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寒舍喜來登⼤飯店</text:span></text:p>
          </table:table-cell>
          <table:table-cell office:value-type="string" table:style-name="ce2">
            <text:p>Taipei</text:p>
          </table:table-cell>
          <table:table-cell office:value-type="float" office:value="688" table:style-name="ce2">
            <text:p>688</text:p>
          </table:table-cell>
          <table:table-cell office:value-type="float" office:value="2182" table:style-name="ce2">
            <text:p>2182</text:p>
          </table:table-cell>
          <table:table-cell office:value-type="string" table:style-name="ce2">
            <text:p><text:span text:style-name="T1">10.23%</text:span></text:p>
          </table:table-cell>
          <table:table-cell office:value-type="float" office:value="4421" table:style-name="ce2">
            <text:p>4421</text:p>
          </table:table-cell>
          <table:table-cell office:value-type="float" office:value="9647513" table:style-name="ce2">
            <text:p>9647513</text:p>
          </table:table-cell>
          <table:table-cell office:value-type="float" office:value="42630108" table:style-name="ce2">
            <text:p>42630108</text:p>
          </table:table-cell>
          <table:table-cell office:value-type="float" office:value="61343760" table:style-name="ce1">
            <text:p>613437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Grand</text:span><text:span text:style-name="T1"><text:s/>Taipei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老爺⼤酒店</text:span></text:p>
          </table:table-cell>
          <table:table-cell office:value-type="string" table:style-name="ce2">
            <text:p>Taipei</text:p>
          </table:table-cell>
          <table:table-cell office:value-type="float" office:value="202" table:style-name="ce2">
            <text:p>202</text:p>
          </table:table-cell>
          <table:table-cell office:value-type="float" office:value="777" table:style-name="ce2">
            <text:p>777</text:p>
          </table:table-cell>
          <table:table-cell office:value-type="string" table:style-name="ce2">
            <text:p><text:span text:style-name="T1">12.41%</text:span></text:p>
          </table:table-cell>
          <table:table-cell office:value-type="float" office:value="3883" table:style-name="ce2">
            <text:p>3883</text:p>
          </table:table-cell>
          <table:table-cell office:value-type="float" office:value="3017044" table:style-name="ce2">
            <text:p>3017044</text:p>
          </table:table-cell>
          <table:table-cell office:value-type="float" office:value="10102447" table:style-name="ce2">
            <text:p>10102447</text:p>
          </table:table-cell>
          <table:table-cell office:value-type="float" office:value="16384095" table:style-name="ce1">
            <text:p>163840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-Nikko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華⼤飯店</text:span></text:p>
          </table:table-cell>
          <table:table-cell office:value-type="string" table:style-name="ce2">
            <text:p>Taipei</text:p>
          </table:table-cell>
          <table:table-cell office:value-type="float" office:value="606" table:style-name="ce2">
            <text:p>606</text:p>
          </table:table-cell>
          <table:table-cell office:value-type="float" office:value="1261" table:style-name="ce2">
            <text:p>1261</text:p>
          </table:table-cell>
          <table:table-cell office:value-type="string" table:style-name="ce2">
            <text:p><text:span text:style-name="T1">6.71%</text:span></text:p>
          </table:table-cell>
          <table:table-cell office:value-type="float" office:value="3220" table:style-name="ce2">
            <text:p>3220</text:p>
          </table:table-cell>
          <table:table-cell office:value-type="float" office:value="4061000" table:style-name="ce2">
            <text:p>4061000</text:p>
          </table:table-cell>
          <table:table-cell office:value-type="float" office:value="15236000" table:style-name="ce2">
            <text:p>15236000</text:p>
          </table:table-cell>
          <table:table-cell office:value-type="float" office:value="31190000" table:style-name="ce1">
            <text:p>311900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laz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君悅酒店</text:span></text:p>
          </table:table-cell>
          <table:table-cell office:value-type="string" table:style-name="ce2">
            <text:p>Taipei</text:p>
          </table:table-cell>
          <table:table-cell office:value-type="float" office:value="850" table:style-name="ce2">
            <text:p>850</text:p>
          </table:table-cell>
          <table:table-cell office:value-type="float" office:value="2463" table:style-name="ce2">
            <text:p>2463</text:p>
          </table:table-cell>
          <table:table-cell office:value-type="string" table:style-name="ce2">
            <text:p><text:span text:style-name="T1">9.35%</text:span></text:p>
          </table:table-cell>
          <table:table-cell office:value-type="float" office:value="4912" table:style-name="ce2">
            <text:p>4912</text:p>
          </table:table-cell>
          <table:table-cell office:value-type="float" office:value="12097523" table:style-name="ce2">
            <text:p>12097523</text:p>
          </table:table-cell>
          <table:table-cell office:value-type="float" office:value="40321091" table:style-name="ce2">
            <text:p>40321091</text:p>
          </table:table-cell>
          <table:table-cell office:value-type="float" office:value="62253449" table:style-name="ce1">
            <text:p>622534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Hyatt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⻄華⼤飯店</text:span></text:p>
          </table:table-cell>
          <table:table-cell office:value-type="string" table:style-name="ce2">
            <text:p>Taipei</text:p>
          </table:table-cell>
          <table:table-cell office:value-type="float" office:value="343" table:style-name="ce2">
            <text:p>343</text:p>
          </table:table-cell>
          <table:table-cell office:value-type="float" office:value="813" table:style-name="ce2">
            <text:p>813</text:p>
          </table:table-cell>
          <table:table-cell office:value-type="string" table:style-name="ce2">
            <text:p><text:span text:style-name="T1">7.65%</text:span></text:p>
          </table:table-cell>
          <table:table-cell office:value-type="float" office:value="3912" table:style-name="ce2">
            <text:p>3912</text:p>
          </table:table-cell>
          <table:table-cell office:value-type="float" office:value="3180239" table:style-name="ce2">
            <text:p>3180239</text:p>
          </table:table-cell>
          <table:table-cell office:value-type="float" office:value="6060372" table:style-name="ce2">
            <text:p>6060372</text:p>
          </table:table-cell>
          <table:table-cell office:value-type="float" office:value="10836728" table:style-name="ce1">
            <text:p>108367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Sherwood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華酒店</text:span></text:p>
          </table:table-cell>
          <table:table-cell office:value-type="string" table:style-name="ce2">
            <text:p>Taipei</text:p>
          </table:table-cell>
          <table:table-cell office:value-type="float" office:value="538" table:style-name="ce2">
            <text:p>538</text:p>
          </table:table-cell>
          <table:table-cell office:value-type="float" office:value="2841" table:style-name="ce2">
            <text:p>2841</text:p>
          </table:table-cell>
          <table:table-cell office:value-type="string" table:style-name="ce2">
            <text:p><text:span text:style-name="T1">17.03%</text:span></text:p>
          </table:table-cell>
          <table:table-cell office:value-type="float" office:value="4604" table:style-name="ce2">
            <text:p>4604</text:p>
          </table:table-cell>
          <table:table-cell office:value-type="float" office:value="13080531" table:style-name="ce2">
            <text:p>13080531</text:p>
          </table:table-cell>
          <table:table-cell office:value-type="float" office:value="65975762" table:style-name="ce2">
            <text:p>65975762</text:p>
          </table:table-cell>
          <table:table-cell office:value-type="float" office:value="121852090" table:style-name="ce1">
            <text:p>1218520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egent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香格⾥拉台北遠東國際⼤飯店</text:span></text:p>
          </table:table-cell>
          <table:table-cell office:value-type="string" table:style-name="ce2">
            <text:p>Taipei</text:p>
          </table:table-cell>
          <table:table-cell office:value-type="float" office:value="420" table:style-name="ce2">
            <text:p>420</text:p>
          </table:table-cell>
          <table:table-cell office:value-type="float" office:value="1605" table:style-name="ce2">
            <text:p>1605</text:p>
          </table:table-cell>
          <table:table-cell office:value-type="string" table:style-name="ce2">
            <text:p><text:span text:style-name="T1">12.33%</text:span></text:p>
          </table:table-cell>
          <table:table-cell office:value-type="float" office:value="4621" table:style-name="ce2">
            <text:p>4621</text:p>
          </table:table-cell>
          <table:table-cell office:value-type="float" office:value="7417382" table:style-name="ce2">
            <text:p>7417382</text:p>
          </table:table-cell>
          <table:table-cell office:value-type="float" office:value="18418015" table:style-name="ce2">
            <text:p>18418015</text:p>
          </table:table-cell>
          <table:table-cell office:value-type="float" office:value="31459754" table:style-name="ce1">
            <text:p>314597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angri-La's</text:span><text:span text:style-name="T1"><text:s/>Far</text:span><text:span text:style-name="T1"><text:s/>Eastern</text:span><text:span text:style-name="T1"><text:s/>Plaza</text:span><text:span text:style-name="T1"><text:s/>Hotel,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神旺⼤飯店</text:span></text:p>
          </table:table-cell>
          <table:table-cell office:value-type="string" table:style-name="ce2">
            <text:p>Taipei</text:p>
          </table:table-cell>
          <table:table-cell office:value-type="float" office:value="268" table:style-name="ce2">
            <text:p>268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<text:span text:style-name="T1">1.44%</text:span></text:p>
          </table:table-cell>
          <table:table-cell office:value-type="float" office:value="2656" table:style-name="ce2">
            <text:p>2656</text:p>
          </table:table-cell>
          <table:table-cell office:value-type="float" office:value="318738" table:style-name="ce2">
            <text:p>318738</text:p>
          </table:table-cell>
          <table:table-cell office:value-type="float" office:value="16082620" table:style-name="ce2">
            <text:p>16082620</text:p>
          </table:table-cell>
          <table:table-cell office:value-type="float" office:value="17027954" table:style-name="ce1">
            <text:p>170279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an</text:span><text:span text:style-name="T1"><text:s/>Want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麗信花園酒店</text:span></text:p>
          </table:table-cell>
          <table:table-cell office:value-type="string" table:style-name="ce2">
            <text:p>Taipei</text:p>
          </table:table-cell>
          <table:table-cell office:value-type="float" office:value="203" table:style-name="ce2">
            <text:p>203</text:p>
          </table:table-cell>
          <table:table-cell office:value-type="float" office:value="1194" table:style-name="ce2">
            <text:p>1194</text:p>
          </table:table-cell>
          <table:table-cell office:value-type="string" table:style-name="ce2">
            <text:p><text:span text:style-name="T1">18.97%</text:span></text:p>
          </table:table-cell>
          <table:table-cell office:value-type="float" office:value="1494" table:style-name="ce2">
            <text:p>1494</text:p>
          </table:table-cell>
          <table:table-cell office:value-type="float" office:value="1783452" table:style-name="ce2">
            <text:p>1783452</text:p>
          </table:table-cell>
          <table:table-cell office:value-type="float" office:value="2038424" table:style-name="ce2">
            <text:p>2038424</text:p>
          </table:table-cell>
          <table:table-cell office:value-type="float" office:value="5813495" table:style-name="ce1">
            <text:p>58134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Miramar</text:span><text:span text:style-name="T1"><text:s/>Garden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寒舍艾美酒店</text:span></text:p>
          </table:table-cell>
          <table:table-cell office:value-type="string" table:style-name="ce2">
            <text:p>Taipei</text:p>
          </table:table-cell>
          <table:table-cell office:value-type="float" office:value="160" table:style-name="ce2">
            <text:p>160</text:p>
          </table:table-cell>
          <table:table-cell office:value-type="float" office:value="717" table:style-name="ce2">
            <text:p>717</text:p>
          </table:table-cell>
          <table:table-cell office:value-type="string" table:style-name="ce2">
            <text:p><text:span text:style-name="T1">14.46%</text:span></text:p>
          </table:table-cell>
          <table:table-cell office:value-type="float" office:value="6005" table:style-name="ce2">
            <text:p>6005</text:p>
          </table:table-cell>
          <table:table-cell office:value-type="float" office:value="4305429" table:style-name="ce2">
            <text:p>4305429</text:p>
          </table:table-cell>
          <table:table-cell office:value-type="float" office:value="16765934" table:style-name="ce2">
            <text:p>16765934</text:p>
          </table:table-cell>
          <table:table-cell office:value-type="float" office:value="29228505" table:style-name="ce1">
            <text:p>292285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e</text:span><text:span text:style-name="T1"><text:s/>Meridien</text:span><text:span text:style-name="T1"><text:s/>Taipei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</text:span><text:span text:style-name="T1">W</text:span><text:span text:style-name="T2">飯店</text:span></text:p>
          </table:table-cell>
          <table:table-cell office:value-type="string" table:style-name="ce2">
            <text:p>Taipei</text:p>
          </table:table-cell>
          <table:table-cell office:value-type="float" office:value="405" table:style-name="ce2">
            <text:p>405</text:p>
          </table:table-cell>
          <table:table-cell office:value-type="float" office:value="1546" table:style-name="ce2">
            <text:p>1546</text:p>
          </table:table-cell>
          <table:table-cell office:value-type="string" table:style-name="ce2">
            <text:p><text:span text:style-name="T1">12.31%</text:span></text:p>
          </table:table-cell>
          <table:table-cell office:value-type="float" office:value="7615" table:style-name="ce2">
            <text:p>7615</text:p>
          </table:table-cell>
          <table:table-cell office:value-type="float" office:value="11772591" table:style-name="ce2">
            <text:p>11772591</text:p>
          </table:table-cell>
          <table:table-cell office:value-type="float" office:value="9477313" table:style-name="ce2">
            <text:p>9477313</text:p>
          </table:table-cell>
          <table:table-cell office:value-type="float" office:value="25537616" table:style-name="ce1">
            <text:p>255376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萬豪酒店</text:span></text:p>
          </table:table-cell>
          <table:table-cell office:value-type="string" table:style-name="ce2">
            <text:p>Taipei</text:p>
          </table:table-cell>
          <table:table-cell office:value-type="float" office:value="318" table:style-name="ce2">
            <text:p>318</text:p>
          </table:table-cell>
          <table:table-cell office:value-type="float" office:value="1187" table:style-name="ce2">
            <text:p>1187</text:p>
          </table:table-cell>
          <table:table-cell office:value-type="string" table:style-name="ce2">
            <text:p><text:span text:style-name="T1">12.04%</text:span></text:p>
          </table:table-cell>
          <table:table-cell office:value-type="float" office:value="4876" table:style-name="ce2">
            <text:p>4876</text:p>
          </table:table-cell>
          <table:table-cell office:value-type="float" office:value="5787537" table:style-name="ce2">
            <text:p>5787537</text:p>
          </table:table-cell>
          <table:table-cell office:value-type="float" office:value="24365320" table:style-name="ce2">
            <text:p>24365320</text:p>
          </table:table-cell>
          <table:table-cell office:value-type="float" office:value="38993433" table:style-name="ce1">
            <text:p>389934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pei</text:span><text:span text:style-name="T1"><text:s/>Marriott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美福⼤飯店</text:span></text:p>
          </table:table-cell>
          <table:table-cell office:value-type="string" table:style-name="ce2">
            <text:p>Taipei</text:p>
          </table:table-cell>
          <table:table-cell office:value-type="float" office:value="146" table:style-name="ce2">
            <text:p>146</text:p>
          </table:table-cell>
          <table:table-cell office:value-type="float" office:value="587" table:style-name="ce2">
            <text:p>587</text:p>
          </table:table-cell>
          <table:table-cell office:value-type="string" table:style-name="ce2">
            <text:p><text:span text:style-name="T1">12.97%</text:span></text:p>
          </table:table-cell>
          <table:table-cell office:value-type="float" office:value="4671" table:style-name="ce2">
            <text:p>4671</text:p>
          </table:table-cell>
          <table:table-cell office:value-type="float" office:value="2742163" table:style-name="ce2">
            <text:p>2742163</text:p>
          </table:table-cell>
          <table:table-cell office:value-type="float" office:value="22782377" table:style-name="ce2">
            <text:p>22782377</text:p>
          </table:table-cell>
          <table:table-cell office:value-type="float" office:value="27659790" table:style-name="ce1">
            <text:p>276597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Mayfull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亞⼠都飯店</text:p>
          </table:table-cell>
          <table:table-cell office:value-type="string" table:style-name="ce2">
            <text:p>Taipei</text:p>
          </table:table-cell>
          <table:table-cell office:value-type="float" office:value="40" table:style-name="ce2">
            <text:p>40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<text:span text:style-name="T1">5.48%</text:span></text:p>
          </table:table-cell>
          <table:table-cell office:value-type="float" office:value="2291" table:style-name="ce2">
            <text:p>2291</text:p>
          </table:table-cell>
          <table:table-cell office:value-type="float" office:value="155764" table:style-name="ce2">
            <text:p>155764</text:p>
          </table:table-cell>
          <table:table-cell office:value-type="float" office:value="0" table:style-name="ce2">
            <text:p>0</text:p>
          </table:table-cell>
          <table:table-cell office:value-type="float" office:value="155764" table:style-name="ce1">
            <text:p>1557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star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天成⼤飯店</text:span></text:p>
          </table:table-cell>
          <table:table-cell office:value-type="string" table:style-name="ce2">
            <text:p>Taipei</text:p>
          </table:table-cell>
          <table:table-cell office:value-type="float" office:value="225" table:style-name="ce2">
            <text:p>225</text:p>
          </table:table-cell>
          <table:table-cell office:value-type="float" office:value="1200" table:style-name="ce2">
            <text:p>1200</text:p>
          </table:table-cell>
          <table:table-cell office:value-type="string" table:style-name="ce2">
            <text:p><text:span text:style-name="T1">17.20%</text:span></text:p>
          </table:table-cell>
          <table:table-cell office:value-type="float" office:value="2791" table:style-name="ce2">
            <text:p>2791</text:p>
          </table:table-cell>
          <table:table-cell office:value-type="float" office:value="3349014" table:style-name="ce2">
            <text:p>3349014</text:p>
          </table:table-cell>
          <table:table-cell office:value-type="float" office:value="7607392" table:style-name="ce2">
            <text:p>7607392</text:p>
          </table:table-cell>
          <table:table-cell office:value-type="float" office:value="11697632" table:style-name="ce1">
            <text:p>116976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osmos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六福客棧</text:span></text:p>
          </table:table-cell>
          <table:table-cell office:value-type="string" table:style-name="ce2">
            <text:p>Taipei</text:p>
          </table:table-cell>
          <table:table-cell office:value-type="float" office:value="230" table:style-name="ce2">
            <text:p>230</text:p>
          </table:table-cell>
          <table:table-cell office:value-type="float" office:value="1142" table:style-name="ce2">
            <text:p>1142</text:p>
          </table:table-cell>
          <table:table-cell office:value-type="string" table:style-name="ce2">
            <text:p><text:span text:style-name="T1">16.02%</text:span></text:p>
          </table:table-cell>
          <table:table-cell office:value-type="float" office:value="1209" table:style-name="ce2">
            <text:p>1209</text:p>
          </table:table-cell>
          <table:table-cell office:value-type="float" office:value="1380931" table:style-name="ce2">
            <text:p>1380931</text:p>
          </table:table-cell>
          <table:table-cell office:value-type="float" office:value="7086756" table:style-name="ce2">
            <text:p>7086756</text:p>
          </table:table-cell>
          <table:table-cell office:value-type="float" office:value="9121102" table:style-name="ce1">
            <text:p>91211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eofoo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第一⼤飯店</text:span></text:p>
          </table:table-cell>
          <table:table-cell office:value-type="string" table:style-name="ce2">
            <text:p>Taipei</text:p>
          </table:table-cell>
          <table:table-cell office:value-type="float" office:value="176" table:style-name="ce2">
            <text:p>176</text:p>
          </table:table-cell>
          <table:table-cell office:value-type="float" office:value="265" table:style-name="ce2">
            <text:p>265</text:p>
          </table:table-cell>
          <table:table-cell office:value-type="string" table:style-name="ce2">
            <text:p><text:span text:style-name="T1">4.86%</text:span></text:p>
          </table:table-cell>
          <table:table-cell office:value-type="float" office:value="1533" table:style-name="ce2">
            <text:p>1533</text:p>
          </table:table-cell>
          <table:table-cell office:value-type="float" office:value="406376" table:style-name="ce2">
            <text:p>406376</text:p>
          </table:table-cell>
          <table:table-cell office:value-type="float" office:value="2769339" table:style-name="ce2">
            <text:p>2769339</text:p>
          </table:table-cell>
          <table:table-cell office:value-type="float" office:value="22500727" table:style-name="ce1">
            <text:p>225007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irst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慶泰⼤飯店</text:span></text:p>
          </table:table-cell>
          <table:table-cell office:value-type="string" table:style-name="ce2">
            <text:p>Taipei</text:p>
          </table:table-cell>
          <table:table-cell office:value-type="float" office:value="150" table:style-name="ce2">
            <text:p>150</text:p>
          </table:table-cell>
          <table:table-cell office:value-type="float" office:value="186" table:style-name="ce2">
            <text:p>186</text:p>
          </table:table-cell>
          <table:table-cell office:value-type="string" table:style-name="ce2">
            <text:p><text:span text:style-name="T1">4.00%</text:span></text:p>
          </table:table-cell>
          <table:table-cell office:value-type="float" office:value="2619" table:style-name="ce2">
            <text:p>2619</text:p>
          </table:table-cell>
          <table:table-cell office:value-type="float" office:value="487077" table:style-name="ce2">
            <text:p>487077</text:p>
          </table:table-cell>
          <table:table-cell office:value-type="float" office:value="2582115" table:style-name="ce2">
            <text:p>2582115</text:p>
          </table:table-cell>
          <table:table-cell office:value-type="float" office:value="3306701" table:style-name="ce1">
            <text:p>33067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al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洛碁⼤飯店花華本館</text:span></text:p>
          </table:table-cell>
          <table:table-cell office:value-type="string" table:style-name="ce2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<text:span text:style-name="T1">0.72%</text:span></text:p>
          </table:table-cell>
          <table:table-cell office:value-type="float" office:value="1766" table:style-name="ce2">
            <text:p>1766</text:p>
          </table:table-cell>
          <table:table-cell office:value-type="float" office:value="44154" table:style-name="ce2">
            <text:p>44154</text:p>
          </table:table-cell>
          <table:table-cell office:value-type="float" office:value="0" table:style-name="ce2">
            <text:p>0</text:p>
          </table:table-cell>
          <table:table-cell office:value-type="float" office:value="44154" table:style-name="ce1">
            <text:p>441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lora</text:span><text:span text:style-name="T1"><text:s/>Hotel</text:span><text:span text:style-name="T1"><text:s/>Main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歐華酒店</text:span></text:p>
          </table:table-cell>
          <table:table-cell office:value-type="string" table:style-name="ce2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174" table:style-name="ce2">
            <text:p>174</text:p>
          </table:table-cell>
          <table:table-cell office:value-type="string" table:style-name="ce2">
            <text:p><text:span text:style-name="T1">5.01%</text:span></text:p>
          </table:table-cell>
          <table:table-cell office:value-type="float" office:value="3295" table:style-name="ce2">
            <text:p>3295</text:p>
          </table:table-cell>
          <table:table-cell office:value-type="float" office:value="573380" table:style-name="ce2">
            <text:p>573380</text:p>
          </table:table-cell>
          <table:table-cell office:value-type="float" office:value="2771502" table:style-name="ce2">
            <text:p>2771502</text:p>
          </table:table-cell>
          <table:table-cell office:value-type="float" office:value="3810965" table:style-name="ce1">
            <text:p>38109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Rivier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台北一館</text:span></text:p>
          </table:table-cell>
          <table:table-cell office:value-type="string" table:style-name="ce2">
            <text:p>Taipei</text:p>
          </table:table-cell>
          <table:table-cell office:value-type="float" office:value="120" table:style-name="ce2">
            <text:p>120</text:p>
          </table:table-cell>
          <table:table-cell office:value-type="float" office:value="267" table:style-name="ce2">
            <text:p>267</text:p>
          </table:table-cell>
          <table:table-cell office:value-type="string" table:style-name="ce2">
            <text:p><text:span text:style-name="T1">7.18%</text:span></text:p>
          </table:table-cell>
          <table:table-cell office:value-type="float" office:value="2361" table:style-name="ce2">
            <text:p>2361</text:p>
          </table:table-cell>
          <table:table-cell office:value-type="float" office:value="630349" table:style-name="ce2">
            <text:p>630349</text:p>
          </table:table-cell>
          <table:table-cell office:value-type="float" office:value="3152926" table:style-name="ce2">
            <text:p>3152926</text:p>
          </table:table-cell>
          <table:table-cell office:value-type="float" office:value="4185030" table:style-name="ce1">
            <text:p>41850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ipei,Centra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⾸都⼤飯店</text:span></text:p>
          </table:table-cell>
          <table:table-cell office:value-type="string" table:style-name="ce2">
            <text:p>Taipei</text:p>
          </table:table-cell>
          <table:table-cell office:value-type="float" office:value="129" table:style-name="ce2">
            <text:p>129</text:p>
          </table:table-cell>
          <table:table-cell office:value-type="float" office:value="513" table:style-name="ce2">
            <text:p>513</text:p>
          </table:table-cell>
          <table:table-cell office:value-type="string" table:style-name="ce2">
            <text:p><text:span text:style-name="T1">12.83%</text:span></text:p>
          </table:table-cell>
          <table:table-cell office:value-type="float" office:value="1652" table:style-name="ce2">
            <text:p>1652</text:p>
          </table:table-cell>
          <table:table-cell office:value-type="float" office:value="847551" table:style-name="ce2">
            <text:p>847551</text:p>
          </table:table-cell>
          <table:table-cell office:value-type="float" office:value="1026223" table:style-name="ce2">
            <text:p>1026223</text:p>
          </table:table-cell>
          <table:table-cell office:value-type="float" office:value="2392654" table:style-name="ce1">
            <text:p>23926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pital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君品⼤酒店</text:span></text:p>
          </table:table-cell>
          <table:table-cell office:value-type="string" table:style-name="ce2">
            <text:p>Taipei</text:p>
          </table:table-cell>
          <table:table-cell office:value-type="float" office:value="286" table:style-name="ce2">
            <text:p>286</text:p>
          </table:table-cell>
          <table:table-cell office:value-type="float" office:value="1678" table:style-name="ce2">
            <text:p>1678</text:p>
          </table:table-cell>
          <table:table-cell office:value-type="string" table:style-name="ce2">
            <text:p><text:span text:style-name="T1">18.93%</text:span></text:p>
          </table:table-cell>
          <table:table-cell office:value-type="float" office:value="2916" table:style-name="ce2">
            <text:p>2916</text:p>
          </table:table-cell>
          <table:table-cell office:value-type="float" office:value="4892901" table:style-name="ce2">
            <text:p>4892901</text:p>
          </table:table-cell>
          <table:table-cell office:value-type="float" office:value="34993466" table:style-name="ce2">
            <text:p>34993466</text:p>
          </table:table-cell>
          <table:table-cell office:value-type="float" office:value="42912310" table:style-name="ce1">
            <text:p>429123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alais</text:span><text:span text:style-name="T1"><text:s/>De</text:span><text:span text:style-name="T1"><text:s/>Chine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花園⼤酒店</text:span></text:p>
          </table:table-cell>
          <table:table-cell office:value-type="string" table:style-name="ce2">
            <text:p>Taipei</text:p>
          </table:table-cell>
          <table:table-cell office:value-type="float" office:value="241" table:style-name="ce2">
            <text:p>241</text:p>
          </table:table-cell>
          <table:table-cell office:value-type="float" office:value="944" table:style-name="ce2">
            <text:p>944</text:p>
          </table:table-cell>
          <table:table-cell office:value-type="string" table:style-name="ce2">
            <text:p><text:span text:style-name="T1">12.64%</text:span></text:p>
          </table:table-cell>
          <table:table-cell office:value-type="float" office:value="1968" table:style-name="ce2">
            <text:p>1968</text:p>
          </table:table-cell>
          <table:table-cell office:value-type="float" office:value="1857775" table:style-name="ce2">
            <text:p>1857775</text:p>
          </table:table-cell>
          <table:table-cell office:value-type="float" office:value="8407432" table:style-name="ce2">
            <text:p>8407432</text:p>
          </table:table-cell>
          <table:table-cell office:value-type="float" office:value="11348315" table:style-name="ce1">
            <text:p>113483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pei</text:span><text:span text:style-name="T1"><text:s/>Garden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⽇勝⽣加賀屋國際溫泉飯店</text:span></text:p>
          </table:table-cell>
          <table:table-cell office:value-type="string" table:style-name="ce2">
            <text:p>Taipei</text:p>
          </table:table-cell>
          <table:table-cell office:value-type="float" office:value="90" table:style-name="ce2">
            <text:p>90</text:p>
          </table:table-cell>
          <table:table-cell office:value-type="float" office:value="946" table:style-name="ce2">
            <text:p>946</text:p>
          </table:table-cell>
          <table:table-cell office:value-type="string" table:style-name="ce2">
            <text:p><text:span text:style-name="T1">33.91%</text:span></text:p>
          </table:table-cell>
          <table:table-cell office:value-type="float" office:value="4768" table:style-name="ce2">
            <text:p>4768</text:p>
          </table:table-cell>
          <table:table-cell office:value-type="float" office:value="4510723" table:style-name="ce2">
            <text:p>4510723</text:p>
          </table:table-cell>
          <table:table-cell office:value-type="float" office:value="4241612" table:style-name="ce2">
            <text:p>4241612</text:p>
          </table:table-cell>
          <table:table-cell office:value-type="float" office:value="11779140" table:style-name="ce1">
            <text:p>117791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adium-Kagaya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北投麗禧溫泉酒店</text:span></text:p>
          </table:table-cell>
          <table:table-cell office:value-type="string" table:style-name="ce2">
            <text:p>Taipei</text:p>
          </table:table-cell>
          <table:table-cell office:value-type="float" office:value="66" table:style-name="ce2">
            <text:p>66</text:p>
          </table:table-cell>
          <table:table-cell office:value-type="float" office:value="241" table:style-name="ce2">
            <text:p>241</text:p>
          </table:table-cell>
          <table:table-cell office:value-type="string" table:style-name="ce2">
            <text:p><text:span text:style-name="T1">11.78%</text:span></text:p>
          </table:table-cell>
          <table:table-cell office:value-type="float" office:value="16327" table:style-name="ce2">
            <text:p>16327</text:p>
          </table:table-cell>
          <table:table-cell office:value-type="float" office:value="3934845" table:style-name="ce2">
            <text:p>3934845</text:p>
          </table:table-cell>
          <table:table-cell office:value-type="float" office:value="2792698" table:style-name="ce2">
            <text:p>2792698</text:p>
          </table:table-cell>
          <table:table-cell office:value-type="float" office:value="10468558" table:style-name="ce1">
            <text:p>104685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View</text:span><text:span text:style-name="T1"><text:s/>Resort</text:span><text:span text:style-name="T1"><text:s/>Beitou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寒舍艾麗酒店</text:span></text:p>
          </table:table-cell>
          <table:table-cell office:value-type="string" table:style-name="ce2">
            <text:p>Taipei</text:p>
          </table:table-cell>
          <table:table-cell office:value-type="float" office:value="235" table:style-name="ce2">
            <text:p>235</text:p>
          </table:table-cell>
          <table:table-cell office:value-type="float" office:value="2171" table:style-name="ce2">
            <text:p>2171</text:p>
          </table:table-cell>
          <table:table-cell office:value-type="string" table:style-name="ce2">
            <text:p><text:span text:style-name="T1">29.80%</text:span></text:p>
          </table:table-cell>
          <table:table-cell office:value-type="float" office:value="3001" table:style-name="ce2">
            <text:p>3001</text:p>
          </table:table-cell>
          <table:table-cell office:value-type="float" office:value="6515835" table:style-name="ce2">
            <text:p>6515835</text:p>
          </table:table-cell>
          <table:table-cell office:value-type="float" office:value="4963440" table:style-name="ce2">
            <text:p>4963440</text:p>
          </table:table-cell>
          <table:table-cell office:value-type="float" office:value="12998360" table:style-name="ce1">
            <text:p>129983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umble</text:span><text:span text:style-name="T1"><text:s/>House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北投老爺酒店</text:span></text:p>
          </table:table-cell>
          <table:table-cell office:value-type="string" table:style-name="ce2">
            <text:p>Taipei</text:p>
          </table:table-cell>
          <table:table-cell office:value-type="float" office:value="50" table:style-name="ce2">
            <text:p>50</text:p>
          </table:table-cell>
          <table:table-cell office:value-type="float" office:value="348" table:style-name="ce2">
            <text:p>348</text:p>
          </table:table-cell>
          <table:table-cell office:value-type="string" table:style-name="ce2">
            <text:p><text:span text:style-name="T1">22.45%</text:span></text:p>
          </table:table-cell>
          <table:table-cell office:value-type="float" office:value="6631" table:style-name="ce2">
            <text:p>6631</text:p>
          </table:table-cell>
          <table:table-cell office:value-type="float" office:value="2307634" table:style-name="ce2">
            <text:p>2307634</text:p>
          </table:table-cell>
          <table:table-cell office:value-type="float" office:value="1811397" table:style-name="ce2">
            <text:p>1811397</text:p>
          </table:table-cell>
          <table:table-cell office:value-type="float" office:value="4737531" table:style-name="ce1">
            <text:p>47375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Beitou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有園飯店</text:span></text:p>
          </table:table-cell>
          <table:table-cell office:value-type="string" table:style-name="ce2">
            <text:p>Taipei</text:p>
          </table:table-cell>
          <table:table-cell office:value-type="float" office:value="56" table:style-name="ce2">
            <text:p>56</text:p>
          </table:table-cell>
          <table:table-cell office:value-type="float" office:value="237" table:style-name="ce2">
            <text:p>237</text:p>
          </table:table-cell>
          <table:table-cell office:value-type="string" table:style-name="ce2">
            <text:p><text:span text:style-name="T1">13.65%</text:span></text:p>
          </table:table-cell>
          <table:table-cell office:value-type="float" office:value="2487" table:style-name="ce2">
            <text:p>2487</text:p>
          </table:table-cell>
          <table:table-cell office:value-type="float" office:value="589428" table:style-name="ce2">
            <text:p>589428</text:p>
          </table:table-cell>
          <table:table-cell office:value-type="float" office:value="0" table:style-name="ce2">
            <text:p>0</text:p>
          </table:table-cell>
          <table:table-cell office:value-type="float" office:value="904760" table:style-name="ce1">
            <text:p>9047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U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合尊酒店</text:span></text:p>
          </table:table-cell>
          <table:table-cell office:value-type="string" table:style-name="ce2">
            <text:p>Taipei</text:p>
          </table:table-cell>
          <table:table-cell office:value-type="float" office:value="101" table:style-name="ce2">
            <text:p>101</text:p>
          </table:table-cell>
          <table:table-cell office:value-type="float" office:value="720" table:style-name="ce2">
            <text:p>720</text:p>
          </table:table-cell>
          <table:table-cell office:value-type="string" table:style-name="ce2">
            <text:p><text:span text:style-name="T1">23.00%</text:span></text:p>
          </table:table-cell>
          <table:table-cell office:value-type="float" office:value="3503" table:style-name="ce2">
            <text:p>3503</text:p>
          </table:table-cell>
          <table:table-cell office:value-type="float" office:value="2522518" table:style-name="ce2">
            <text:p>2522518</text:p>
          </table:table-cell>
          <table:table-cell office:value-type="float" office:value="802012" table:style-name="ce2">
            <text:p>802012</text:p>
          </table:table-cell>
          <table:table-cell office:value-type="float" office:value="3694475" table:style-name="ce1">
            <text:p>36944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中⼭雅樂軒酒店</text:span></text:p>
          </table:table-cell>
          <table:table-cell office:value-type="string" table:style-name="ce2">
            <text:p>Taipei</text:p>
          </table:table-cell>
          <table:table-cell office:value-type="float" office:value="88" table:style-name="ce2">
            <text:p>88</text:p>
          </table:table-cell>
          <table:table-cell office:value-type="float" office:value="329" table:style-name="ce2">
            <text:p>329</text:p>
          </table:table-cell>
          <table:table-cell office:value-type="string" table:style-name="ce2">
            <text:p><text:span text:style-name="T1">12.06%</text:span></text:p>
          </table:table-cell>
          <table:table-cell office:value-type="float" office:value="3599" table:style-name="ce2">
            <text:p>3599</text:p>
          </table:table-cell>
          <table:table-cell office:value-type="float" office:value="1183949" table:style-name="ce2">
            <text:p>1183949</text:p>
          </table:table-cell>
          <table:table-cell office:value-type="float" office:value="296869" table:style-name="ce2">
            <text:p>296869</text:p>
          </table:table-cell>
          <table:table-cell office:value-type="float" office:value="1666999" table:style-name="ce1">
            <text:p>16669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oft</text:span><text:span text:style-name="T1"><text:s/>Taipei</text:span><text:span text:style-name="T1"><text:s/>Zhongshan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義華酒店</text:span></text:p>
          </table:table-cell>
          <table:table-cell office:value-type="string" table:style-name="ce2">
            <text:p>Taipei</text:p>
          </table:table-cell>
          <table:table-cell office:value-type="float" office:value="149" table:style-name="ce2">
            <text:p>149</text:p>
          </table:table-cell>
          <table:table-cell office:value-type="float" office:value="264" table:style-name="ce2">
            <text:p>264</text:p>
          </table:table-cell>
          <table:table-cell office:value-type="string" table:style-name="ce2">
            <text:p><text:span text:style-name="T1">5.72%</text:span></text:p>
          </table:table-cell>
          <table:table-cell office:value-type="float" office:value="3540" table:style-name="ce2">
            <text:p>3540</text:p>
          </table:table-cell>
          <table:table-cell office:value-type="float" office:value="934560" table:style-name="ce2">
            <text:p>934560</text:p>
          </table:table-cell>
          <table:table-cell office:value-type="float" office:value="119015" table:style-name="ce2">
            <text:p>119015</text:p>
          </table:table-cell>
          <table:table-cell office:value-type="float" office:value="2535315" table:style-name="ce1">
            <text:p>25353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YIHU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華園⼤飯店</text:span></text:p>
          </table:table-cell>
          <table:table-cell office:value-type="string" table:style-name="ce2">
            <text:p>Kaohsiung</text:p>
          </table:table-cell>
          <table:table-cell office:value-type="float" office:value="269" table:style-name="ce2">
            <text:p>269</text:p>
          </table:table-cell>
          <table:table-cell office:value-type="float" office:value="976" table:style-name="ce2">
            <text:p>976</text:p>
          </table:table-cell>
          <table:table-cell office:value-type="string" table:style-name="ce2">
            <text:p><text:span text:style-name="T1">11.70%</text:span></text:p>
          </table:table-cell>
          <table:table-cell office:value-type="float" office:value="1633" table:style-name="ce2">
            <text:p>1633</text:p>
          </table:table-cell>
          <table:table-cell office:value-type="float" office:value="1593774" table:style-name="ce2">
            <text:p>1593774</text:p>
          </table:table-cell>
          <table:table-cell office:value-type="float" office:value="896527" table:style-name="ce2">
            <text:p>896527</text:p>
          </table:table-cell>
          <table:table-cell office:value-type="float" office:value="5386936" table:style-name="ce1">
            <text:p>53869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Holiday</text:span><text:span text:style-name="T1"><text:s/>Garden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國賓⼤飯店</text:span></text:p>
          </table:table-cell>
          <table:table-cell office:value-type="string" table:style-name="ce2">
            <text:p>Kaohsiung</text:p>
          </table:table-cell>
          <table:table-cell office:value-type="float" office:value="453" table:style-name="ce2">
            <text:p>453</text:p>
          </table:table-cell>
          <table:table-cell office:value-type="float" office:value="2835" table:style-name="ce2">
            <text:p>2835</text:p>
          </table:table-cell>
          <table:table-cell office:value-type="string" table:style-name="ce2">
            <text:p><text:span text:style-name="T1">20.19%</text:span></text:p>
          </table:table-cell>
          <table:table-cell office:value-type="float" office:value="2077" table:style-name="ce2">
            <text:p>2077</text:p>
          </table:table-cell>
          <table:table-cell office:value-type="float" office:value="5887923" table:style-name="ce2">
            <text:p>5887923</text:p>
          </table:table-cell>
          <table:table-cell office:value-type="float" office:value="14399728" table:style-name="ce2">
            <text:p>14399728</text:p>
          </table:table-cell>
          <table:table-cell office:value-type="float" office:value="21073756" table:style-name="ce1">
            <text:p>210737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漢來⼤飯店</text:span></text:p>
          </table:table-cell>
          <table:table-cell office:value-type="string" table:style-name="ce2">
            <text:p>Kaohsiung</text:p>
          </table:table-cell>
          <table:table-cell office:value-type="float" office:value="535" table:style-name="ce2">
            <text:p>535</text:p>
          </table:table-cell>
          <table:table-cell office:value-type="float" office:value="3149" table:style-name="ce2">
            <text:p>3149</text:p>
          </table:table-cell>
          <table:table-cell office:value-type="string" table:style-name="ce2">
            <text:p><text:span text:style-name="T1">18.99%</text:span></text:p>
          </table:table-cell>
          <table:table-cell office:value-type="float" office:value="2687" table:style-name="ce2">
            <text:p>2687</text:p>
          </table:table-cell>
          <table:table-cell office:value-type="float" office:value="8461609" table:style-name="ce2">
            <text:p>8461609</text:p>
          </table:table-cell>
          <table:table-cell office:value-type="float" office:value="32049090" table:style-name="ce2">
            <text:p>32049090</text:p>
          </table:table-cell>
          <table:table-cell office:value-type="float" office:value="49973789" table:style-name="ce1">
            <text:p>499737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HI-LAI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福華⼤飯店</text:span></text:p>
          </table:table-cell>
          <table:table-cell office:value-type="string" table:style-name="ce2">
            <text:p>Kaohsiung</text:p>
          </table:table-cell>
          <table:table-cell office:value-type="float" office:value="271" table:style-name="ce2">
            <text:p>271</text:p>
          </table:table-cell>
          <table:table-cell office:value-type="float" office:value="2257" table:style-name="ce2">
            <text:p>2257</text:p>
          </table:table-cell>
          <table:table-cell office:value-type="string" table:style-name="ce2">
            <text:p><text:span text:style-name="T1">26.87%</text:span></text:p>
          </table:table-cell>
          <table:table-cell office:value-type="float" office:value="2010" table:style-name="ce2">
            <text:p>2010</text:p>
          </table:table-cell>
          <table:table-cell office:value-type="float" office:value="4537216" table:style-name="ce2">
            <text:p>4537216</text:p>
          </table:table-cell>
          <table:table-cell office:value-type="float" office:value="9560670" table:style-name="ce2">
            <text:p>9560670</text:p>
          </table:table-cell>
          <table:table-cell office:value-type="float" office:value="16241194" table:style-name="ce1">
            <text:p>162411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laza</text:span><text:span text:style-name="T1"><text:s/>Hotel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寒軒國際⼤飯店</text:span></text:p>
          </table:table-cell>
          <table:table-cell office:value-type="string" table:style-name="ce2">
            <text:p>Kaohsiung</text:p>
          </table:table-cell>
          <table:table-cell office:value-type="float" office:value="380" table:style-name="ce2">
            <text:p>380</text:p>
          </table:table-cell>
          <table:table-cell office:value-type="float" office:value="1953" table:style-name="ce2">
            <text:p>1953</text:p>
          </table:table-cell>
          <table:table-cell office:value-type="string" table:style-name="ce2">
            <text:p><text:span text:style-name="T1">16.58%</text:span></text:p>
          </table:table-cell>
          <table:table-cell office:value-type="float" office:value="1890" table:style-name="ce2">
            <text:p>1890</text:p>
          </table:table-cell>
          <table:table-cell office:value-type="float" office:value="3691955" table:style-name="ce2">
            <text:p>3691955</text:p>
          </table:table-cell>
          <table:table-cell office:value-type="float" office:value="6342238" table:style-name="ce2">
            <text:p>6342238</text:p>
          </table:table-cell>
          <table:table-cell office:value-type="float" office:value="10666379" table:style-name="ce1">
            <text:p>106663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an-Hsien</text:span><text:span text:style-name="T1"><text:s/>lnternational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麗尊⼤酒店</text:span></text:p>
          </table:table-cell>
          <table:table-cell office:value-type="string" table:style-name="ce2">
            <text:p>Kaohsiung</text:p>
          </table:table-cell>
          <table:table-cell office:value-type="float" office:value="188" table:style-name="ce2">
            <text:p>188</text:p>
          </table:table-cell>
          <table:table-cell office:value-type="float" office:value="1183" table:style-name="ce2">
            <text:p>1183</text:p>
          </table:table-cell>
          <table:table-cell office:value-type="string" table:style-name="ce2">
            <text:p><text:span text:style-name="T1">20.30%</text:span></text:p>
          </table:table-cell>
          <table:table-cell office:value-type="float" office:value="2070" table:style-name="ce2">
            <text:p>2070</text:p>
          </table:table-cell>
          <table:table-cell office:value-type="float" office:value="2448984" table:style-name="ce2">
            <text:p>2448984</text:p>
          </table:table-cell>
          <table:table-cell office:value-type="float" office:value="10871826" table:style-name="ce2">
            <text:p>10871826</text:p>
          </table:table-cell>
          <table:table-cell office:value-type="float" office:value="13765692" table:style-name="ce1">
            <text:p>137656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ees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義⼤皇家酒店</text:span></text:p>
          </table:table-cell>
          <table:table-cell office:value-type="string" table:style-name="ce2">
            <text:p>Kaohsiung</text:p>
          </table:table-cell>
          <table:table-cell office:value-type="float" office:value="656" table:style-name="ce2">
            <text:p>656</text:p>
          </table:table-cell>
          <table:table-cell office:value-type="float" office:value="1549" table:style-name="ce2">
            <text:p>1549</text:p>
          </table:table-cell>
          <table:table-cell office:value-type="string" table:style-name="ce2">
            <text:p><text:span text:style-name="T1">7.62%</text:span></text:p>
          </table:table-cell>
          <table:table-cell office:value-type="float" office:value="2273" table:style-name="ce2">
            <text:p>2273</text:p>
          </table:table-cell>
          <table:table-cell office:value-type="float" office:value="3520877" table:style-name="ce2">
            <text:p>3520877</text:p>
          </table:table-cell>
          <table:table-cell office:value-type="float" office:value="6851629" table:style-name="ce2">
            <text:p>6851629</text:p>
          </table:table-cell>
          <table:table-cell office:value-type="float" office:value="12102813" table:style-name="ce1">
            <text:p>121028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-DA</text:span><text:span text:style-name="T1"><text:s/>Royal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⾼雄</text:span></text:p>
          </table:table-cell>
          <table:table-cell office:value-type="string" table:style-name="ce2">
            <text:p>Kaohsiung</text:p>
          </table:table-cell>
          <table:table-cell office:value-type="float" office:value="250" table:style-name="ce2">
            <text:p>250</text:p>
          </table:table-cell>
          <table:table-cell office:value-type="float" office:value="1417" table:style-name="ce2">
            <text:p>1417</text:p>
          </table:table-cell>
          <table:table-cell office:value-type="string" table:style-name="ce2">
            <text:p><text:span text:style-name="T1">18.28%</text:span></text:p>
          </table:table-cell>
          <table:table-cell office:value-type="float" office:value="1624" table:style-name="ce2">
            <text:p>1624</text:p>
          </table:table-cell>
          <table:table-cell office:value-type="float" office:value="2301518" table:style-name="ce2">
            <text:p>2301518</text:p>
          </table:table-cell>
          <table:table-cell office:value-type="float" office:value="3910988" table:style-name="ce2">
            <text:p>3910988</text:p>
          </table:table-cell>
          <table:table-cell office:value-type="float" office:value="6236956" table:style-name="ce1">
            <text:p>62369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英國際⾏館</text:span></text:p>
          </table:table-cell>
          <table:table-cell office:value-type="string" table:style-name="ce2">
            <text:p>Kaohsiung</text:p>
          </table:table-cell>
          <table:table-cell office:value-type="float" office:value="147" table:style-name="ce2">
            <text:p>147</text:p>
          </table:table-cell>
          <table:table-cell office:value-type="float" office:value="689" table:style-name="ce2">
            <text:p>689</text:p>
          </table:table-cell>
          <table:table-cell office:value-type="string" table:style-name="ce2">
            <text:p><text:span text:style-name="T1">15.12%</text:span></text:p>
          </table:table-cell>
          <table:table-cell office:value-type="float" office:value="6774" table:style-name="ce2">
            <text:p>6774</text:p>
          </table:table-cell>
          <table:table-cell office:value-type="float" office:value="4667013" table:style-name="ce2">
            <text:p>4667013</text:p>
          </table:table-cell>
          <table:table-cell office:value-type="float" office:value="8862339" table:style-name="ce2">
            <text:p>8862339</text:p>
          </table:table-cell>
          <table:table-cell office:value-type="float" office:value="14952858" table:style-name="ce1">
            <text:p>149528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Club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全國⼤飯店</text:span></text:p>
          </table:table-cell>
          <table:table-cell office:value-type="string" table:style-name="ce2">
            <text:p>Taichung</text:p>
          </table:table-cell>
          <table:table-cell office:value-type="float" office:value="178" table:style-name="ce2">
            <text:p>178</text:p>
          </table:table-cell>
          <table:table-cell office:value-type="float" office:value="1060" table:style-name="ce2">
            <text:p>1060</text:p>
          </table:table-cell>
          <table:table-cell office:value-type="string" table:style-name="ce2">
            <text:p><text:span text:style-name="T1">19.21%</text:span></text:p>
          </table:table-cell>
          <table:table-cell office:value-type="float" office:value="1851" table:style-name="ce2">
            <text:p>1851</text:p>
          </table:table-cell>
          <table:table-cell office:value-type="float" office:value="1961717" table:style-name="ce2">
            <text:p>1961717</text:p>
          </table:table-cell>
          <table:table-cell office:value-type="float" office:value="4845488" table:style-name="ce2">
            <text:p>4845488</text:p>
          </table:table-cell>
          <table:table-cell office:value-type="float" office:value="8624663" table:style-name="ce1">
            <text:p>86246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Nationa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桂冠酒店</text:span><text:span text:style-name="T1">(</text:span><text:span text:style-name="T2">台中</text:span><text:span text:style-name="T1">)</text:span></text:p>
          </table:table-cell>
          <table:table-cell office:value-type="string" table:style-name="ce2">
            <text:p>Taichung</text:p>
          </table:table-cell>
          <table:table-cell office:value-type="float" office:value="354" table:style-name="ce2">
            <text:p>354</text:p>
          </table:table-cell>
          <table:table-cell office:value-type="float" office:value="2223" table:style-name="ce2">
            <text:p>2223</text:p>
          </table:table-cell>
          <table:table-cell office:value-type="string" table:style-name="ce2">
            <text:p><text:span text:style-name="T1">20.26%</text:span></text:p>
          </table:table-cell>
          <table:table-cell office:value-type="float" office:value="2043" table:style-name="ce2">
            <text:p>2043</text:p>
          </table:table-cell>
          <table:table-cell office:value-type="float" office:value="4540995" table:style-name="ce2">
            <text:p>4540995</text:p>
          </table:table-cell>
          <table:table-cell office:value-type="float" office:value="8309842" table:style-name="ce2">
            <text:p>8309842</text:p>
          </table:table-cell>
          <table:table-cell office:value-type="float" office:value="15202430" table:style-name="ce1">
            <text:p>152024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Laurel</text:span><text:span text:style-name="T1"><text:s/>Hotel</text:span><text:span text:style-name="T1"><text:s/>(Taichung)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福華⼤飯店</text:span></text:p>
          </table:table-cell>
          <table:table-cell office:value-type="string" table:style-name="ce2">
            <text:p>Taichung</text:p>
          </table:table-cell>
          <table:table-cell office:value-type="float" office:value="155" table:style-name="ce2">
            <text:p>155</text:p>
          </table:table-cell>
          <table:table-cell office:value-type="float" office:value="1051" table:style-name="ce2">
            <text:p>1051</text:p>
          </table:table-cell>
          <table:table-cell office:value-type="string" table:style-name="ce2">
            <text:p><text:span text:style-name="T1">21.87%</text:span></text:p>
          </table:table-cell>
          <table:table-cell office:value-type="float" office:value="2324" table:style-name="ce2">
            <text:p>2324</text:p>
          </table:table-cell>
          <table:table-cell office:value-type="float" office:value="2442448" table:style-name="ce2">
            <text:p>2442448</text:p>
          </table:table-cell>
          <table:table-cell office:value-type="float" office:value="3893940" table:style-name="ce2">
            <text:p>3893940</text:p>
          </table:table-cell>
          <table:table-cell office:value-type="float" office:value="7429660" table:style-name="ce1">
            <text:p>74296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rince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⾦典酒店</text:span></text:p>
          </table:table-cell>
          <table:table-cell office:value-type="string" table:style-name="ce2">
            <text:p>Taichung</text:p>
          </table:table-cell>
          <table:table-cell office:value-type="float" office:value="222" table:style-name="ce2">
            <text:p>222</text:p>
          </table:table-cell>
          <table:table-cell office:value-type="float" office:value="1772" table:style-name="ce2">
            <text:p>1772</text:p>
          </table:table-cell>
          <table:table-cell office:value-type="string" table:style-name="ce2">
            <text:p><text:span text:style-name="T1">25.75%</text:span></text:p>
          </table:table-cell>
          <table:table-cell office:value-type="float" office:value="2399" table:style-name="ce2">
            <text:p>2399</text:p>
          </table:table-cell>
          <table:table-cell office:value-type="float" office:value="4250695" table:style-name="ce2">
            <text:p>4250695</text:p>
          </table:table-cell>
          <table:table-cell office:value-type="float" office:value="6861377" table:style-name="ce2">
            <text:p>6861377</text:p>
          </table:table-cell>
          <table:table-cell office:value-type="float" office:value="15992098" table:style-name="ce1">
            <text:p>159920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Splendor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海灣藝術酒店</text:span></text:p>
          </table:table-cell>
          <table:table-cell office:value-type="string" table:style-name="ce2">
            <text:p>Taichung</text:p>
          </table:table-cell>
          <table:table-cell office:value-type="float" office:value="226" table:style-name="ce2">
            <text:p>226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<text:span text:style-name="T1">1.87%</text:span></text:p>
          </table:table-cell>
          <table:table-cell office:value-type="float" office:value="1858" table:style-name="ce2">
            <text:p>1858</text:p>
          </table:table-cell>
          <table:table-cell office:value-type="float" office:value="243414" table:style-name="ce2">
            <text:p>243414</text:p>
          </table:table-cell>
          <table:table-cell office:value-type="float" office:value="558314" table:style-name="ce2">
            <text:p>558314</text:p>
          </table:table-cell>
          <table:table-cell office:value-type="float" office:value="936602" table:style-name="ce1">
            <text:p>9366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iONE</text:span><text:span text:style-name="T1"><text:s/>GALLERY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裕元花園酒店</text:span></text:p>
          </table:table-cell>
          <table:table-cell office:value-type="string" table:style-name="ce2">
            <text:p>Taichung</text:p>
          </table:table-cell>
          <table:table-cell office:value-type="float" office:value="149" table:style-name="ce2">
            <text:p>149</text:p>
          </table:table-cell>
          <table:table-cell office:value-type="float" office:value="1585" table:style-name="ce2">
            <text:p>1585</text:p>
          </table:table-cell>
          <table:table-cell office:value-type="string" table:style-name="ce2">
            <text:p><text:span text:style-name="T1">34.31%</text:span></text:p>
          </table:table-cell>
          <table:table-cell office:value-type="float" office:value="2433" table:style-name="ce2">
            <text:p>2433</text:p>
          </table:table-cell>
          <table:table-cell office:value-type="float" office:value="3855932" table:style-name="ce2">
            <text:p>3855932</text:p>
          </table:table-cell>
          <table:table-cell office:value-type="float" office:value="10177707" table:style-name="ce2">
            <text:p>10177707</text:p>
          </table:table-cell>
          <table:table-cell office:value-type="float" office:value="16829390" table:style-name="ce1">
            <text:p>168293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indsor</text:span><text:span text:style-name="T1"><text:s/>Hote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港酒店</text:span></text:p>
          </table:table-cell>
          <table:table-cell office:value-type="string" table:style-name="ce2">
            <text:p>Taichung</text:p>
          </table:table-cell>
          <table:table-cell office:value-type="float" office:value="200" table:style-name="ce2">
            <text:p>200</text:p>
          </table:table-cell>
          <table:table-cell office:value-type="float" office:value="2714" table:style-name="ce2">
            <text:p>2714</text:p>
          </table:table-cell>
          <table:table-cell office:value-type="string" table:style-name="ce2">
            <text:p><text:span text:style-name="T1">43.77%</text:span></text:p>
          </table:table-cell>
          <table:table-cell office:value-type="float" office:value="2418" table:style-name="ce2">
            <text:p>2418</text:p>
          </table:table-cell>
          <table:table-cell office:value-type="float" office:value="6562068" table:style-name="ce2">
            <text:p>6562068</text:p>
          </table:table-cell>
          <table:table-cell office:value-type="float" office:value="873953" table:style-name="ce2">
            <text:p>873953</text:p>
          </table:table-cell>
          <table:table-cell office:value-type="float" office:value="8016844" table:style-name="ce1">
            <text:p>80168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chung</text:span><text:span text:style-name="T1"><text:s/>Harbor</text:span><text:span text:style-name="T1"><text:s/>Hote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花蓮亞⼠都飯店</text:span></text:p>
          </table:table-cell>
          <table:table-cell office:value-type="string" table:style-name="ce2">
            <text:p>Hualien</text:p>
          </table:table-cell>
          <table:table-cell office:value-type="float" office:value="167" table:style-name="ce2">
            <text:p>167</text:p>
          </table:table-cell>
          <table:table-cell office:value-type="float" office:value="611" table:style-name="ce2">
            <text:p>611</text:p>
          </table:table-cell>
          <table:table-cell office:value-type="string" table:style-name="ce2">
            <text:p><text:span text:style-name="T1">11.80%</text:span></text:p>
          </table:table-cell>
          <table:table-cell office:value-type="float" office:value="982" table:style-name="ce2">
            <text:p>982</text:p>
          </table:table-cell>
          <table:table-cell office:value-type="float" office:value="600000" table:style-name="ce2">
            <text:p>600000</text:p>
          </table:table-cell>
          <table:table-cell office:value-type="float" office:value="300000" table:style-name="ce2">
            <text:p>300000</text:p>
          </table:table-cell>
          <table:table-cell office:value-type="float" office:value="915558" table:style-name="ce1">
            <text:p>9155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star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花蓮翰品酒店</text:span></text:p>
          </table:table-cell>
          <table:table-cell office:value-type="string" table:style-name="ce2">
            <text:p>Hualien</text:p>
          </table:table-cell>
          <table:table-cell office:value-type="float" office:value="197" table:style-name="ce2">
            <text:p>197</text:p>
          </table:table-cell>
          <table:table-cell office:value-type="float" office:value="2691" table:style-name="ce2">
            <text:p>2691</text:p>
          </table:table-cell>
          <table:table-cell office:value-type="string" table:style-name="ce2">
            <text:p><text:span text:style-name="T1">44.06%</text:span></text:p>
          </table:table-cell>
          <table:table-cell office:value-type="float" office:value="1961" table:style-name="ce2">
            <text:p>1961</text:p>
          </table:table-cell>
          <table:table-cell office:value-type="float" office:value="5277695" table:style-name="ce2">
            <text:p>5277695</text:p>
          </table:table-cell>
          <table:table-cell office:value-type="float" office:value="4802578" table:style-name="ce2">
            <text:p>4802578</text:p>
          </table:table-cell>
          <table:table-cell office:value-type="float" office:value="10503728" table:style-name="ce1">
            <text:p>105037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ualien</text:span><text:span text:style-name="T1"><text:s/>Chateau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侖⼤飯店</text:span></text:p>
          </table:table-cell>
          <table:table-cell office:value-type="string" table:style-name="ce2">
            <text:p>Hualien</text:p>
          </table:table-cell>
          <table:table-cell office:value-type="float" office:value="343" table:style-name="ce2">
            <text:p>343</text:p>
          </table:table-cell>
          <table:table-cell office:value-type="float" office:value="2545" table:style-name="ce2">
            <text:p>2545</text:p>
          </table:table-cell>
          <table:table-cell office:value-type="string" table:style-name="ce2">
            <text:p><text:span text:style-name="T1">23.93%</text:span></text:p>
          </table:table-cell>
          <table:table-cell office:value-type="float" office:value="1531" table:style-name="ce2">
            <text:p>1531</text:p>
          </table:table-cell>
          <table:table-cell office:value-type="float" office:value="3895475" table:style-name="ce2">
            <text:p>3895475</text:p>
          </table:table-cell>
          <table:table-cell office:value-type="float" office:value="1699546" table:style-name="ce2">
            <text:p>1699546</text:p>
          </table:table-cell>
          <table:table-cell office:value-type="float" office:value="5735018" table:style-name="ce1">
            <text:p>57350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arkview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遠雄悅來⼤飯店</text:span></text:p>
          </table:table-cell>
          <table:table-cell office:value-type="string" table:style-name="ce2">
            <text:p>Hualien</text:p>
          </table:table-cell>
          <table:table-cell office:value-type="float" office:value="381" table:style-name="ce2">
            <text:p>381</text:p>
          </table:table-cell>
          <table:table-cell office:value-type="float" office:value="3381" table:style-name="ce2">
            <text:p>3381</text:p>
          </table:table-cell>
          <table:table-cell office:value-type="string" table:style-name="ce2">
            <text:p><text:span text:style-name="T1">28.63%</text:span></text:p>
          </table:table-cell>
          <table:table-cell office:value-type="float" office:value="2702" table:style-name="ce2">
            <text:p>2702</text:p>
          </table:table-cell>
          <table:table-cell office:value-type="float" office:value="9135386" table:style-name="ce2">
            <text:p>9135386</text:p>
          </table:table-cell>
          <table:table-cell office:value-type="float" office:value="5273229" table:style-name="ce2">
            <text:p>5273229</text:p>
          </table:table-cell>
          <table:table-cell office:value-type="float" office:value="17539237" table:style-name="ce1">
            <text:p>175392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rglory</text:span><text:span text:style-name="T1"><text:s/>Hotel,</text:span><text:span text:style-name="T1"><text:s/>Hualien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瑞穗天合國際觀光酒店</text:span></text:p>
          </table:table-cell>
          <table:table-cell office:value-type="string" table:style-name="ce2">
            <text:p>Hualien</text:p>
          </table:table-cell>
          <table:table-cell office:value-type="float" office:value="198" table:style-name="ce2">
            <text:p>198</text:p>
          </table:table-cell>
          <table:table-cell office:value-type="float" office:value="1934" table:style-name="ce2">
            <text:p>1934</text:p>
          </table:table-cell>
          <table:table-cell office:value-type="string" table:style-name="ce2">
            <text:p><text:span text:style-name="T1">31.51%</text:span></text:p>
          </table:table-cell>
          <table:table-cell office:value-type="float" office:value="5727" table:style-name="ce2">
            <text:p>5727</text:p>
          </table:table-cell>
          <table:table-cell office:value-type="float" office:value="11076745" table:style-name="ce2">
            <text:p>11076745</text:p>
          </table:table-cell>
          <table:table-cell office:value-type="float" office:value="6689988" table:style-name="ce2">
            <text:p>6689988</text:p>
          </table:table-cell>
          <table:table-cell office:value-type="float" office:value="20596570" table:style-name="ce1">
            <text:p>2059657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Cosmos</text:span><text:span text:style-name="T1"><text:s/>Resort</text:span><text:span text:style-name="T1"><text:s/>Ruisui,Hualien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悅國際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0" table:style-name="ce2">
            <text:p>380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<text:span text:style-name="T1">2.65%</text:span></text:p>
          </table:table-cell>
          <table:table-cell office:value-type="float" office:value="1946" table:style-name="ce2">
            <text:p>1946</text:p>
          </table:table-cell>
          <table:table-cell office:value-type="float" office:value="607083" table:style-name="ce2">
            <text:p>607083</text:p>
          </table:table-cell>
          <table:table-cell office:value-type="float" office:value="1384221" table:style-name="ce2">
            <text:p>1384221</text:p>
          </table:table-cell>
          <table:table-cell office:value-type="float" office:value="2152168" table:style-name="ce1">
            <text:p>21521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leasant</text:span><text:span text:style-name="T1"><text:s/>Hotels</text:span><text:span text:style-name="T1"><text:s/>Internationa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尊爵天際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0" table:style-name="ce2">
            <text:p>250</text:p>
          </table:table-cell>
          <table:table-cell office:value-type="float" office:value="1322" table:style-name="ce2">
            <text:p>1322</text:p>
          </table:table-cell>
          <table:table-cell office:value-type="string" table:style-name="ce2">
            <text:p><text:span text:style-name="T1">17.06%</text:span></text:p>
          </table:table-cell>
          <table:table-cell office:value-type="float" office:value="2723" table:style-name="ce2">
            <text:p>2723</text:p>
          </table:table-cell>
          <table:table-cell office:value-type="float" office:value="3599171" table:style-name="ce2">
            <text:p>3599171</text:p>
          </table:table-cell>
          <table:table-cell office:value-type="float" office:value="27840745" table:style-name="ce2">
            <text:p>27840745</text:p>
          </table:table-cell>
          <table:table-cell office:value-type="float" office:value="31545815" table:style-name="ce1">
            <text:p>315458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Ｍ</text:span><text:span text:style-name="T1">onarch-Skyline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南⽅莊園渡假飯店</text:p>
          </table:table-cell>
          <table:table-cell office:value-type="string" table:style-name="ce2">
            <text:p>Taoyuan-Hsinchu-Miaoli</text:p>
          </table:table-cell>
          <table:table-cell office:value-type="float" office:value="111" table:style-name="ce2">
            <text:p>111</text:p>
          </table:table-cell>
          <table:table-cell office:value-type="float" office:value="566" table:style-name="ce2">
            <text:p>566</text:p>
          </table:table-cell>
          <table:table-cell office:value-type="string" table:style-name="ce2">
            <text:p><text:span text:style-name="T1">16.45%</text:span></text:p>
          </table:table-cell>
          <table:table-cell office:value-type="float" office:value="4686" table:style-name="ce2">
            <text:p>4686</text:p>
          </table:table-cell>
          <table:table-cell office:value-type="float" office:value="2652369" table:style-name="ce2">
            <text:p>2652369</text:p>
          </table:table-cell>
          <table:table-cell office:value-type="float" office:value="3047477" table:style-name="ce2">
            <text:p>3047477</text:p>
          </table:table-cell>
          <table:table-cell office:value-type="float" office:value="7693759" table:style-name="ce1">
            <text:p>76937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outh</text:span><text:span text:style-name="T1"><text:s/>Gardens</text:span><text:span text:style-name="T1"><text:s/>Resort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諾富特華航桃園機場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516" table:style-name="ce2">
            <text:p>516</text:p>
          </table:table-cell>
          <table:table-cell office:value-type="float" office:value="2764" table:style-name="ce2">
            <text:p>2764</text:p>
          </table:table-cell>
          <table:table-cell office:value-type="string" table:style-name="ce2">
            <text:p><text:span text:style-name="T1">17.28%</text:span></text:p>
          </table:table-cell>
          <table:table-cell office:value-type="float" office:value="2741" table:style-name="ce2">
            <text:p>2741</text:p>
          </table:table-cell>
          <table:table-cell office:value-type="float" office:value="7575673" table:style-name="ce2">
            <text:p>7575673</text:p>
          </table:table-cell>
          <table:table-cell office:value-type="float" office:value="4523621" table:style-name="ce2">
            <text:p>4523621</text:p>
          </table:table-cell>
          <table:table-cell office:value-type="float" office:value="13578307" table:style-name="ce1">
            <text:p>135783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Novotel</text:span><text:span text:style-name="T1"><text:s/>Taipei</text:span><text:span text:style-name="T1"><text:s/>Taoyuan</text:span><text:span text:style-name="T1"><text:s/>International</text:span><text:span text:style-name="T1"><text:s/>Airport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桃園喜來登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90" table:style-name="ce2">
            <text:p>190</text:p>
          </table:table-cell>
          <table:table-cell office:value-type="float" office:value="435" table:style-name="ce2">
            <text:p>435</text:p>
          </table:table-cell>
          <table:table-cell office:value-type="string" table:style-name="ce2">
            <text:p><text:span text:style-name="T1">7.39%</text:span></text:p>
          </table:table-cell>
          <table:table-cell office:value-type="float" office:value="3960" table:style-name="ce2">
            <text:p>3960</text:p>
          </table:table-cell>
          <table:table-cell office:value-type="float" office:value="1722426" table:style-name="ce2">
            <text:p>1722426</text:p>
          </table:table-cell>
          <table:table-cell office:value-type="float" office:value="1720855" table:style-name="ce2">
            <text:p>1720855</text:p>
          </table:table-cell>
          <table:table-cell office:value-type="float" office:value="3718905" table:style-name="ce1">
            <text:p>37189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TAOYUAN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名⼈堂花園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28" table:style-name="ce2">
            <text:p>128</text:p>
          </table:table-cell>
          <table:table-cell office:value-type="float" office:value="268" table:style-name="ce2">
            <text:p>268</text:p>
          </table:table-cell>
          <table:table-cell office:value-type="string" table:style-name="ce2">
            <text:p><text:span text:style-name="T1">6.75%</text:span></text:p>
          </table:table-cell>
          <table:table-cell office:value-type="float" office:value="5749" table:style-name="ce2">
            <text:p>5749</text:p>
          </table:table-cell>
          <table:table-cell office:value-type="float" office:value="1540799" table:style-name="ce2">
            <text:p>1540799</text:p>
          </table:table-cell>
          <table:table-cell office:value-type="float" office:value="6949071" table:style-name="ce2">
            <text:p>6949071</text:p>
          </table:table-cell>
          <table:table-cell office:value-type="float" office:value="11886388" table:style-name="ce1">
            <text:p>118863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me</text:span><text:span text:style-name="T1"><text:s/>Hall</text:span><text:span text:style-name="T1"><text:s/>Garden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喜來登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6" table:style-name="ce2">
            <text:p>386</text:p>
          </table:table-cell>
          <table:table-cell office:value-type="float" office:value="3309" table:style-name="ce2">
            <text:p>3309</text:p>
          </table:table-cell>
          <table:table-cell office:value-type="string" table:style-name="ce2">
            <text:p><text:span text:style-name="T1">27.65%</text:span></text:p>
          </table:table-cell>
          <table:table-cell office:value-type="float" office:value="2818" table:style-name="ce2">
            <text:p>2818</text:p>
          </table:table-cell>
          <table:table-cell office:value-type="float" office:value="9325101" table:style-name="ce2">
            <text:p>9325101</text:p>
          </table:table-cell>
          <table:table-cell office:value-type="float" office:value="15466777" table:style-name="ce2">
            <text:p>15466777</text:p>
          </table:table-cell>
          <table:table-cell office:value-type="float" office:value="28523833" table:style-name="ce1">
            <text:p>285238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Hsinchu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老爺⼤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08" table:style-name="ce2">
            <text:p>208</text:p>
          </table:table-cell>
          <table:table-cell office:value-type="float" office:value="1179" table:style-name="ce2">
            <text:p>1179</text:p>
          </table:table-cell>
          <table:table-cell office:value-type="string" table:style-name="ce2">
            <text:p><text:span text:style-name="T1">18.28%</text:span></text:p>
          </table:table-cell>
          <table:table-cell office:value-type="float" office:value="2592" table:style-name="ce2">
            <text:p>2592</text:p>
          </table:table-cell>
          <table:table-cell office:value-type="float" office:value="3056177" table:style-name="ce2">
            <text:p>3056177</text:p>
          </table:table-cell>
          <table:table-cell office:value-type="float" office:value="4949449" table:style-name="ce2">
            <text:p>4949449</text:p>
          </table:table-cell>
          <table:table-cell office:value-type="float" office:value="8521987" table:style-name="ce1">
            <text:p>85219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Hsinch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國賓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7" table:style-name="ce2">
            <text:p>257</text:p>
          </table:table-cell>
          <table:table-cell office:value-type="float" office:value="1146" table:style-name="ce2">
            <text:p>1146</text:p>
          </table:table-cell>
          <table:table-cell office:value-type="string" table:style-name="ce2">
            <text:p><text:span text:style-name="T1">14.38%</text:span></text:p>
          </table:table-cell>
          <table:table-cell office:value-type="float" office:value="2908" table:style-name="ce2">
            <text:p>2908</text:p>
          </table:table-cell>
          <table:table-cell office:value-type="float" office:value="3332726" table:style-name="ce2">
            <text:p>3332726</text:p>
          </table:table-cell>
          <table:table-cell office:value-type="float" office:value="14548632" table:style-name="ce2">
            <text:p>14548632</text:p>
          </table:table-cell>
          <table:table-cell office:value-type="float" office:value="20228280" table:style-name="ce1">
            <text:p>202282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</text:span><text:span text:style-name="T1"><text:s/>Hsinch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尊爵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31" table:style-name="ce2">
            <text:p>231</text:p>
          </table:table-cell>
          <table:table-cell office:value-type="float" office:value="615" table:style-name="ce2">
            <text:p>615</text:p>
          </table:table-cell>
          <table:table-cell office:value-type="string" table:style-name="ce2">
            <text:p><text:span text:style-name="T1">8.59%</text:span></text:p>
          </table:table-cell>
          <table:table-cell office:value-type="float" office:value="2644" table:style-name="ce2">
            <text:p>2644</text:p>
          </table:table-cell>
          <table:table-cell office:value-type="float" office:value="1626018" table:style-name="ce2">
            <text:p>1626018</text:p>
          </table:table-cell>
          <table:table-cell office:value-type="float" office:value="3592058" table:style-name="ce2">
            <text:p>3592058</text:p>
          </table:table-cell>
          <table:table-cell office:value-type="float" office:value="5852623" table:style-name="ce1">
            <text:p>58526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Monarch</text:span><text:span text:style-name="T1"><text:s/>Plaza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古華花園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5" table:style-name="ce2">
            <text:p>255</text:p>
          </table:table-cell>
          <table:table-cell office:value-type="float" office:value="2290" table:style-name="ce2">
            <text:p>2290</text:p>
          </table:table-cell>
          <table:table-cell office:value-type="string" table:style-name="ce2">
            <text:p><text:span text:style-name="T1">28.97%</text:span></text:p>
          </table:table-cell>
          <table:table-cell office:value-type="float" office:value="1956" table:style-name="ce2">
            <text:p>1956</text:p>
          </table:table-cell>
          <table:table-cell office:value-type="float" office:value="4479468" table:style-name="ce2">
            <text:p>4479468</text:p>
          </table:table-cell>
          <table:table-cell office:value-type="float" office:value="14703562" table:style-name="ce2">
            <text:p>14703562</text:p>
          </table:table-cell>
          <table:table-cell office:value-type="float" office:value="19707152" table:style-name="ce1">
            <text:p>197071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Kuva</text:span><text:span text:style-name="T1"><text:s/>Chatea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桃園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82" table:style-name="ce2">
            <text:p>182</text:p>
          </table:table-cell>
          <table:table-cell office:value-type="float" office:value="563" table:style-name="ce2">
            <text:p>563</text:p>
          </table:table-cell>
          <table:table-cell office:value-type="string" table:style-name="ce2">
            <text:p><text:span text:style-name="T1">9.98%</text:span></text:p>
          </table:table-cell>
          <table:table-cell office:value-type="float" office:value="2208" table:style-name="ce2">
            <text:p>2208</text:p>
          </table:table-cell>
          <table:table-cell office:value-type="float" office:value="1242947" table:style-name="ce2">
            <text:p>1242947</text:p>
          </table:table-cell>
          <table:table-cell office:value-type="float" office:value="1619392" table:style-name="ce2">
            <text:p>1619392</text:p>
          </table:table-cell>
          <table:table-cell office:value-type="float" office:value="3015938" table:style-name="ce1">
            <text:p>30159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oyuan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林⼝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49" table:style-name="ce2">
            <text:p>149</text:p>
          </table:table-cell>
          <table:table-cell office:value-type="float" office:value="1098" table:style-name="ce2">
            <text:p>1098</text:p>
          </table:table-cell>
          <table:table-cell office:value-type="string" table:style-name="ce2">
            <text:p><text:span text:style-name="T1">23.77%</text:span></text:p>
          </table:table-cell>
          <table:table-cell office:value-type="float" office:value="2535" table:style-name="ce2">
            <text:p>2535</text:p>
          </table:table-cell>
          <table:table-cell office:value-type="float" office:value="2783950" table:style-name="ce2">
            <text:p>2783950</text:p>
          </table:table-cell>
          <table:table-cell office:value-type="float" office:value="624801" table:style-name="ce2">
            <text:p>624801</text:p>
          </table:table-cell>
          <table:table-cell office:value-type="float" office:value="3419058" table:style-name="ce1">
            <text:p>34190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Linko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豐⾢喜來登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4" table:style-name="ce2">
            <text:p>384</text:p>
          </table:table-cell>
          <table:table-cell office:value-type="float" office:value="102" table:style-name="ce2">
            <text:p>102</text:p>
          </table:table-cell>
          <table:table-cell office:value-type="string" table:style-name="ce2">
            <text:p><text:span text:style-name="T1">0.86%</text:span></text:p>
          </table:table-cell>
          <table:table-cell office:value-type="float" office:value="2828" table:style-name="ce2">
            <text:p>2828</text:p>
          </table:table-cell>
          <table:table-cell office:value-type="float" office:value="288406" table:style-name="ce2">
            <text:p>288406</text:p>
          </table:table-cell>
          <table:table-cell office:value-type="float" office:value="2067454" table:style-name="ce2">
            <text:p>2067454</text:p>
          </table:table-cell>
          <table:table-cell office:value-type="float" office:value="2518079" table:style-name="ce1">
            <text:p>25180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Fongyi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馥藝⾦鬱⾦香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91" table:style-name="ce2">
            <text:p>191</text:p>
          </table:table-cell>
          <table:table-cell office:value-type="float" office:value="1368" table:style-name="ce2">
            <text:p>1368</text:p>
          </table:table-cell>
          <table:table-cell office:value-type="string" table:style-name="ce2">
            <text:p><text:span text:style-name="T1">23.10%</text:span></text:p>
          </table:table-cell>
          <table:table-cell office:value-type="float" office:value="1897" table:style-name="ce2">
            <text:p>1897</text:p>
          </table:table-cell>
          <table:table-cell office:value-type="float" office:value="2594604" table:style-name="ce2">
            <text:p>2594604</text:p>
          </table:table-cell>
          <table:table-cell office:value-type="float" office:value="2354998" table:style-name="ce2">
            <text:p>2354998</text:p>
          </table:table-cell>
          <table:table-cell office:value-type="float" office:value="4999607" table:style-name="ce1">
            <text:p>49996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esthetics</text:span><text:span text:style-name="T1"><text:s/>Golden</text:span><text:span text:style-name="T1"><text:s/>Tulip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陽明⼭中國麗緻⼤飯店</text:span></text:p>
          </table:table-cell>
          <table:table-cell office:value-type="string" table:style-name="ce2">
            <text:p>Scenery</text:p>
          </table:table-cell>
          <table:table-cell office:value-type="float" office:value="47" table:style-name="ce2">
            <text:p>47</text:p>
          </table:table-cell>
          <table:table-cell office:value-type="float" office:value="298" table:style-name="ce2">
            <text:p>298</text:p>
          </table:table-cell>
          <table:table-cell office:value-type="string" table:style-name="ce2">
            <text:p><text:span text:style-name="T1">20.45%</text:span></text:p>
          </table:table-cell>
          <table:table-cell office:value-type="float" office:value="3040" table:style-name="ce2">
            <text:p>3040</text:p>
          </table:table-cell>
          <table:table-cell office:value-type="float" office:value="905884" table:style-name="ce2">
            <text:p>905884</text:p>
          </table:table-cell>
          <table:table-cell office:value-type="float" office:value="1336622" table:style-name="ce2">
            <text:p>1336622</text:p>
          </table:table-cell>
          <table:table-cell office:value-type="float" office:value="3613011" table:style-name="ce1">
            <text:p>36130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Landis</text:span><text:span text:style-name="T1"><text:s/>China</text:span><text:span text:style-name="T1"><text:s/>Yangmingshan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趣淘漫旅</text:span></text:p>
          </table:table-cell>
          <table:table-cell office:value-type="string" table:style-name="ce2">
            <text:p>Scenery</text:p>
          </table:table-cell>
          <table:table-cell office:value-type="float" office:value="198" table:style-name="ce2">
            <text:p>198</text:p>
          </table:table-cell>
          <table:table-cell office:value-type="float" office:value="1843" table:style-name="ce2">
            <text:p>1843</text:p>
          </table:table-cell>
          <table:table-cell office:value-type="string" table:style-name="ce2">
            <text:p><text:span text:style-name="T1">30.03%</text:span></text:p>
          </table:table-cell>
          <table:table-cell office:value-type="float" office:value="2376" table:style-name="ce2">
            <text:p>2376</text:p>
          </table:table-cell>
          <table:table-cell office:value-type="float" office:value="4379702" table:style-name="ce2">
            <text:p>4379702</text:p>
          </table:table-cell>
          <table:table-cell office:value-type="float" office:value="913861" table:style-name="ce2">
            <text:p>913861</text:p>
          </table:table-cell>
          <table:table-cell office:value-type="float" office:value="6336899" table:style-name="ce1">
            <text:p>63368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CHAM</text:span><text:span text:style-name="T1"><text:s/>CHAM</text:span><text:span text:style-name="T1"><text:s/>TAINAN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圓⼭⼤飯店</text:span></text:p>
          </table:table-cell>
          <table:table-cell office:value-type="string" table:style-name="ce2">
            <text:p>Scenery</text:p>
          </table:table-cell>
          <table:table-cell office:value-type="float" office:value="107" table:style-name="ce2">
            <text:p>107</text:p>
          </table:table-cell>
          <table:table-cell office:value-type="float" office:value="463" table:style-name="ce2">
            <text:p>463</text:p>
          </table:table-cell>
          <table:table-cell office:value-type="string" table:style-name="ce2">
            <text:p><text:span text:style-name="T1">13.96%</text:span></text:p>
          </table:table-cell>
          <table:table-cell office:value-type="float" office:value="2346" table:style-name="ce2">
            <text:p>2346</text:p>
          </table:table-cell>
          <table:table-cell office:value-type="float" office:value="1086262" table:style-name="ce2">
            <text:p>1086262</text:p>
          </table:table-cell>
          <table:table-cell office:value-type="float" office:value="6251348" table:style-name="ce2">
            <text:p>6251348</text:p>
          </table:table-cell>
          <table:table-cell office:value-type="float" office:value="7818844" table:style-name="ce1">
            <text:p>78188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and</text:span><text:span text:style-name="T1"><text:s/>Hotel</text:span><text:span text:style-name="T1"><text:s/>Kaohsiu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礁溪老爺⼤酒店</text:span></text:p>
          </table:table-cell>
          <table:table-cell office:value-type="string" table:style-name="ce2">
            <text:p>Scenery</text:p>
          </table:table-cell>
          <table:table-cell office:value-type="float" office:value="197" table:style-name="ce2">
            <text:p>197</text:p>
          </table:table-cell>
          <table:table-cell office:value-type="float" office:value="3012" table:style-name="ce2">
            <text:p>3012</text:p>
          </table:table-cell>
          <table:table-cell office:value-type="string" table:style-name="ce2">
            <text:p><text:span text:style-name="T1">49.32%</text:span></text:p>
          </table:table-cell>
          <table:table-cell office:value-type="float" office:value="5821" table:style-name="ce2">
            <text:p>5821</text:p>
          </table:table-cell>
          <table:table-cell office:value-type="float" office:value="17531401" table:style-name="ce2">
            <text:p>17531401</text:p>
          </table:table-cell>
          <table:table-cell office:value-type="float" office:value="10909501" table:style-name="ce2">
            <text:p>10909501</text:p>
          </table:table-cell>
          <table:table-cell office:value-type="float" office:value="35541848" table:style-name="ce1">
            <text:p>355418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Chiao-His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涵碧樓⼤飯店</text:span></text:p>
          </table:table-cell>
          <table:table-cell office:value-type="string" table:style-name="ce2">
            <text:p>Scenery</text:p>
          </table:table-cell>
          <table:table-cell office:value-type="float" office:value="96" table:style-name="ce2">
            <text:p>96</text:p>
          </table:table-cell>
          <table:table-cell office:value-type="float" office:value="1154" table:style-name="ce2">
            <text:p>1154</text:p>
          </table:table-cell>
          <table:table-cell office:value-type="string" table:style-name="ce2">
            <text:p><text:span text:style-name="T1">38.78%</text:span></text:p>
          </table:table-cell>
          <table:table-cell office:value-type="float" office:value="13942" table:style-name="ce2">
            <text:p>13942</text:p>
          </table:table-cell>
          <table:table-cell office:value-type="float" office:value="16089264" table:style-name="ce2">
            <text:p>16089264</text:p>
          </table:table-cell>
          <table:table-cell office:value-type="float" office:value="3653726" table:style-name="ce2">
            <text:p>3653726</text:p>
          </table:table-cell>
          <table:table-cell office:value-type="float" office:value="25110851" table:style-name="ce1">
            <text:p>251108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alu</text:span><text:span text:style-name="T1"><text:s/>Sun</text:span><text:span text:style-name="T1"><text:s/>Moon</text:span><text:span text:style-name="T1"><text:s/>Lak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雲品溫泉酒店⽇⽉潭</text:span></text:p>
          </table:table-cell>
          <table:table-cell office:value-type="string" table:style-name="ce2">
            <text:p>Scenery</text:p>
          </table:table-cell>
          <table:table-cell office:value-type="float" office:value="211" table:style-name="ce2">
            <text:p>211</text:p>
          </table:table-cell>
          <table:table-cell office:value-type="float" office:value="2411" table:style-name="ce2">
            <text:p>2411</text:p>
          </table:table-cell>
          <table:table-cell office:value-type="string" table:style-name="ce2">
            <text:p><text:span text:style-name="T1">36.86%</text:span></text:p>
          </table:table-cell>
          <table:table-cell office:value-type="float" office:value="7844" table:style-name="ce2">
            <text:p>7844</text:p>
          </table:table-cell>
          <table:table-cell office:value-type="float" office:value="18911499" table:style-name="ce2">
            <text:p>18911499</text:p>
          </table:table-cell>
          <table:table-cell office:value-type="float" office:value="10806766" table:style-name="ce2">
            <text:p>10806766</text:p>
          </table:table-cell>
          <table:table-cell office:value-type="float" office:value="32159948" table:style-name="ce1">
            <text:p>321599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leur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⽇⽉⾏館</text:span></text:p>
          </table:table-cell>
          <table:table-cell office:value-type="string" table:style-name="ce2">
            <text:p>Scenery</text:p>
          </table:table-cell>
          <table:table-cell office:value-type="float" office:value="92" table:style-name="ce2">
            <text:p>92</text:p>
          </table:table-cell>
          <table:table-cell office:value-type="float" office:value="462" table:style-name="ce2">
            <text:p>462</text:p>
          </table:table-cell>
          <table:table-cell office:value-type="string" table:style-name="ce2">
            <text:p><text:span text:style-name="T1">16.20%</text:span></text:p>
          </table:table-cell>
          <table:table-cell office:value-type="float" office:value="10000" table:style-name="ce2">
            <text:p>10000</text:p>
          </table:table-cell>
          <table:table-cell office:value-type="float" office:value="4620000" table:style-name="ce2">
            <text:p>4620000</text:p>
          </table:table-cell>
          <table:table-cell office:value-type="float" office:value="362216" table:style-name="ce2">
            <text:p>362216</text:p>
          </table:table-cell>
          <table:table-cell office:value-type="float" office:value="5017302" table:style-name="ce1">
            <text:p>50173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en</text:span><text:span text:style-name="T1"><text:s/>Wan</text:span><text:span text:style-name="T1"><text:s/>Hotel</text:span><text:span text:style-name="T1"><text:s/>&amp;</text:span><text:span text:style-name="T1"><text:s/>Resorts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凱撒⼤飯店</text:span></text:p>
          </table:table-cell>
          <table:table-cell office:value-type="string" table:style-name="ce2">
            <text:p>Scenery</text:p>
          </table:table-cell>
          <table:table-cell office:value-type="float" office:value="281" table:style-name="ce2">
            <text:p>281</text:p>
          </table:table-cell>
          <table:table-cell office:value-type="float" office:value="6851" table:style-name="ce2">
            <text:p>6851</text:p>
          </table:table-cell>
          <table:table-cell office:value-type="string" table:style-name="ce2">
            <text:p><text:span text:style-name="T1">78.65%</text:span></text:p>
          </table:table-cell>
          <table:table-cell office:value-type="float" office:value="3539" table:style-name="ce2">
            <text:p>3539</text:p>
          </table:table-cell>
          <table:table-cell office:value-type="float" office:value="24243675" table:style-name="ce2">
            <text:p>24243675</text:p>
          </table:table-cell>
          <table:table-cell office:value-type="float" office:value="5600278" table:style-name="ce2">
            <text:p>5600278</text:p>
          </table:table-cell>
          <table:table-cell office:value-type="float" office:value="31527156" table:style-name="ce1">
            <text:p>315271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Hotel</text:span><text:span text:style-name="T1"><text:s/>Kenti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墾丁福華渡假飯店</text:span></text:p>
          </table:table-cell>
          <table:table-cell office:value-type="string" table:style-name="ce2">
            <text:p>Scenery</text:p>
          </table:table-cell>
          <table:table-cell office:value-type="float" office:value="458" table:style-name="ce2">
            <text:p>458</text:p>
          </table:table-cell>
          <table:table-cell office:value-type="float" office:value="4313" table:style-name="ce2">
            <text:p>4313</text:p>
          </table:table-cell>
          <table:table-cell office:value-type="string" table:style-name="ce2">
            <text:p><text:span text:style-name="T1">30.38%</text:span></text:p>
          </table:table-cell>
          <table:table-cell office:value-type="float" office:value="2273" table:style-name="ce2">
            <text:p>2273</text:p>
          </table:table-cell>
          <table:table-cell office:value-type="float" office:value="9803712" table:style-name="ce2">
            <text:p>9803712</text:p>
          </table:table-cell>
          <table:table-cell office:value-type="float" office:value="3336506" table:style-name="ce2">
            <text:p>3336506</text:p>
          </table:table-cell>
          <table:table-cell office:value-type="float" office:value="13675382" table:style-name="ce1">
            <text:p>136753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Beach</text:span><text:span text:style-name="T1"><text:s/>Resort</text:span><text:span text:style-name="T1"><text:s/>Kenti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知本老爺⼤酒店</text:span></text:p>
          </table:table-cell>
          <table:table-cell office:value-type="string" table:style-name="ce2">
            <text:p>Scenery</text:p>
          </table:table-cell>
          <table:table-cell office:value-type="float" office:value="182" table:style-name="ce2">
            <text:p>182</text:p>
          </table:table-cell>
          <table:table-cell office:value-type="float" office:value="3701" table:style-name="ce2">
            <text:p>3701</text:p>
          </table:table-cell>
          <table:table-cell office:value-type="string" table:style-name="ce2">
            <text:p><text:span text:style-name="T1">65.60%</text:span></text:p>
          </table:table-cell>
          <table:table-cell office:value-type="float" office:value="3521" table:style-name="ce2">
            <text:p>3521</text:p>
          </table:table-cell>
          <table:table-cell office:value-type="float" office:value="13030114" table:style-name="ce2">
            <text:p>13030114</text:p>
          </table:table-cell>
          <table:table-cell office:value-type="float" office:value="6925660" table:style-name="ce2">
            <text:p>6925660</text:p>
          </table:table-cell>
          <table:table-cell office:value-type="float" office:value="22556302" table:style-name="ce1">
            <text:p>225563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Chihpen</text:span><text:span text:style-name="T1"><text:s/>Spa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太魯閣晶英酒店</text:span></text:p>
          </table:table-cell>
          <table:table-cell office:value-type="string" table:style-name="ce2">
            <text:p>Scenery</text:p>
          </table:table-cell>
          <table:table-cell office:value-type="float" office:value="160" table:style-name="ce2">
            <text:p>160</text:p>
          </table:table-cell>
          <table:table-cell office:value-type="float" office:value="2993" table:style-name="ce2">
            <text:p>2993</text:p>
          </table:table-cell>
          <table:table-cell office:value-type="string" table:style-name="ce2">
            <text:p><text:span text:style-name="T1">60.34%</text:span></text:p>
          </table:table-cell>
          <table:table-cell office:value-type="float" office:value="7041" table:style-name="ce2">
            <text:p>7041</text:p>
          </table:table-cell>
          <table:table-cell office:value-type="float" office:value="21074097" table:style-name="ce2">
            <text:p>21074097</text:p>
          </table:table-cell>
          <table:table-cell office:value-type="float" office:value="7162455" table:style-name="ce2">
            <text:p>7162455</text:p>
          </table:table-cell>
          <table:table-cell office:value-type="float" office:value="31067710" table:style-name="ce1">
            <text:p>310677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Place</text:span><text:span text:style-name="T1"><text:s/>Hotel,</text:span><text:span text:style-name="T1"><text:s/>Taroko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福隆</text:span></text:p>
          </table:table-cell>
          <table:table-cell office:value-type="string" table:style-name="ce2">
            <text:p>Scenery</text:p>
          </table:table-cell>
          <table:table-cell office:value-type="float" office:value="174" table:style-name="ce2">
            <text:p>174</text:p>
          </table:table-cell>
          <table:table-cell office:value-type="float" office:value="931" table:style-name="ce2">
            <text:p>931</text:p>
          </table:table-cell>
          <table:table-cell office:value-type="string" table:style-name="ce2">
            <text:p><text:span text:style-name="T1">17.26%</text:span></text:p>
          </table:table-cell>
          <table:table-cell office:value-type="float" office:value="2464" table:style-name="ce2">
            <text:p>2464</text:p>
          </table:table-cell>
          <table:table-cell office:value-type="float" office:value="2293870" table:style-name="ce2">
            <text:p>2293870</text:p>
          </table:table-cell>
          <table:table-cell office:value-type="float" office:value="1831715" table:style-name="ce2">
            <text:p>1831715</text:p>
          </table:table-cell>
          <table:table-cell office:value-type="float" office:value="4199965" table:style-name="ce1">
            <text:p>41999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ong</text:span><text:span text:style-name="T1"><text:s/>Beach</text:span><text:span text:style-name="T1"><text:s/>Resort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龍⾕⼤飯店</text:span></text:p>
          </table:table-cell>
          <table:table-cell office:value-type="string" table:style-name="ce2">
            <text:p>Scenery</text:p>
          </table:table-cell>
          <table:table-cell office:value-type="float" office:value="189" table:style-name="ce2">
            <text:p>189</text:p>
          </table:table-cell>
          <table:table-cell office:value-type="float" office:value="263" table:style-name="ce2">
            <text:p>263</text:p>
          </table:table-cell>
          <table:table-cell office:value-type="string" table:style-name="ce2">
            <text:p><text:span text:style-name="T1">4.49%</text:span></text:p>
          </table:table-cell>
          <table:table-cell office:value-type="float" office:value="1934" table:style-name="ce2">
            <text:p>1934</text:p>
          </table:table-cell>
          <table:table-cell office:value-type="float" office:value="508655" table:style-name="ce2">
            <text:p>508655</text:p>
          </table:table-cell>
          <table:table-cell office:value-type="float" office:value="129505" table:style-name="ce2">
            <text:p>129505</text:p>
          </table:table-cell>
          <table:table-cell office:value-type="float" office:value="871226" table:style-name="ce1">
            <text:p>8712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ragon</text:span><text:span text:style-name="T1"><text:s/>Valley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阿⾥⼭賓館</text:span></text:p>
          </table:table-cell>
          <table:table-cell office:value-type="string" table:style-name="ce2">
            <text:p>Scenery</text:p>
          </table:table-cell>
          <table:table-cell office:value-type="float" office:value="35" table:style-name="ce2">
            <text:p>35</text:p>
          </table:table-cell>
          <table:table-cell office:value-type="float" office:value="456" table:style-name="ce2">
            <text:p>456</text:p>
          </table:table-cell>
          <table:table-cell office:value-type="string" table:style-name="ce2">
            <text:p><text:span text:style-name="T1">42.03%</text:span></text:p>
          </table:table-cell>
          <table:table-cell office:value-type="float" office:value="6071" table:style-name="ce2">
            <text:p>6071</text:p>
          </table:table-cell>
          <table:table-cell office:value-type="float" office:value="2768523" table:style-name="ce2">
            <text:p>2768523</text:p>
          </table:table-cell>
          <table:table-cell office:value-type="float" office:value="0" table:style-name="ce2">
            <text:p>0</text:p>
          </table:table-cell>
          <table:table-cell office:value-type="float" office:value="2768523" table:style-name="ce1">
            <text:p>27685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ishan</text:span><text:span text:style-name="T1"><text:s/>Hous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名都觀光渡假⼤飯店</text:span></text:p>
          </table:table-cell>
          <table:table-cell office:value-type="string" table:style-name="ce2">
            <text:p>Scenery</text:p>
          </table:table-cell>
          <table:table-cell office:value-type="float" office:value="97" table:style-name="ce2">
            <text:p>97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<text:span text:style-name="T1">1.83%</text:span></text:p>
          </table:table-cell>
          <table:table-cell office:value-type="float" office:value="1363" table:style-name="ce2">
            <text:p>1363</text:p>
          </table:table-cell>
          <table:table-cell office:value-type="float" office:value="74949" table:style-name="ce2">
            <text:p>74949</text:p>
          </table:table-cell>
          <table:table-cell office:value-type="float" office:value="396181" table:style-name="ce2">
            <text:p>396181</text:p>
          </table:table-cell>
          <table:table-cell office:value-type="float" office:value="488338" table:style-name="ce1">
            <text:p>4883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</text:span><text:span text:style-name="T1"><text:s/>Max</text:span><text:span text:style-name="T1"><text:s/>Resort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阿⾥⼭賓館</text:span><text:span text:style-name="T1">(</text:span><text:span text:style-name="T2">新館</text:span><text:span text:style-name="T1">)</text:span></text:p>
          </table:table-cell>
          <table:table-cell office:value-type="string" table:style-name="ce2">
            <text:p>Scenery</text:p>
          </table:table-cell>
          <table:table-cell office:value-type="float" office:value="104" table:style-name="ce2">
            <text:p>104</text:p>
          </table:table-cell>
          <table:table-cell office:value-type="float" office:value="2324" table:style-name="ce2">
            <text:p>2324</text:p>
          </table:table-cell>
          <table:table-cell office:value-type="string" table:style-name="ce2">
            <text:p><text:span text:style-name="T1">72.08%</text:span></text:p>
          </table:table-cell>
          <table:table-cell office:value-type="float" office:value="5816" table:style-name="ce2">
            <text:p>5816</text:p>
          </table:table-cell>
          <table:table-cell office:value-type="float" office:value="13516905" table:style-name="ce2">
            <text:p>13516905</text:p>
          </table:table-cell>
          <table:table-cell office:value-type="float" office:value="7469925" table:style-name="ce2">
            <text:p>7469925</text:p>
          </table:table-cell>
          <table:table-cell office:value-type="float" office:value="21466439" table:style-name="ce1">
            <text:p>214664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ishan</text:span><text:span text:style-name="T1"><text:s/>Hous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墾丁怡灣渡假酒店</text:span></text:p>
          </table:table-cell>
          <table:table-cell office:value-type="string" table:style-name="ce2">
            <text:p>Scenery</text:p>
          </table:table-cell>
          <table:table-cell office:value-type="float" office:value="236" table:style-name="ce2">
            <text:p>236</text:p>
          </table:table-cell>
          <table:table-cell office:value-type="float" office:value="569" table:style-name="ce2">
            <text:p>569</text:p>
          </table:table-cell>
          <table:table-cell office:value-type="string" table:style-name="ce2">
            <text:p><text:span text:style-name="T1">7.78%</text:span></text:p>
          </table:table-cell>
          <table:table-cell office:value-type="float" office:value="2393" table:style-name="ce2">
            <text:p>2393</text:p>
          </table:table-cell>
          <table:table-cell office:value-type="float" office:value="1361657" table:style-name="ce2">
            <text:p>1361657</text:p>
          </table:table-cell>
          <table:table-cell office:value-type="float" office:value="133435" table:style-name="ce2">
            <text:p>133435</text:p>
          </table:table-cell>
          <table:table-cell office:value-type="float" office:value="1603782" table:style-name="ce1">
            <text:p>16037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Bay</text:span><text:span text:style-name="T1"><text:s/>Resort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淡⽔漁⼈碼頭</text:span></text:p>
          </table:table-cell>
          <table:table-cell office:value-type="string" table:style-name="ce2">
            <text:p>Others</text:p>
          </table:table-cell>
          <table:table-cell office:value-type="float" office:value="198" table:style-name="ce2">
            <text:p>198</text:p>
          </table:table-cell>
          <table:table-cell office:value-type="float" office:value="806" table:style-name="ce2">
            <text:p>806</text:p>
          </table:table-cell>
          <table:table-cell office:value-type="string" table:style-name="ce2">
            <text:p><text:span text:style-name="T1">13.13%</text:span></text:p>
          </table:table-cell>
          <table:table-cell office:value-type="float" office:value="2738" table:style-name="ce2">
            <text:p>2738</text:p>
          </table:table-cell>
          <table:table-cell office:value-type="float" office:value="2206877" table:style-name="ce2">
            <text:p>2206877</text:p>
          </table:table-cell>
          <table:table-cell office:value-type="float" office:value="7309487" table:style-name="ce2">
            <text:p>7309487</text:p>
          </table:table-cell>
          <table:table-cell office:value-type="float" office:value="10329824" table:style-name="ce1">
            <text:p>103298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msui</text:span><text:span text:style-name="T1"><text:s/>Fishermen’s</text:span><text:span text:style-name="T1"><text:s/>Wharf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⼤板根渡假酒店</text:p>
          </table:table-cell>
          <table:table-cell office:value-type="string" table:style-name="ce2">
            <text:p>Others</text:p>
          </table:table-cell>
          <table:table-cell office:value-type="float" office:value="95" table:style-name="ce2">
            <text:p>95</text:p>
          </table:table-cell>
          <table:table-cell office:value-type="float" office:value="778" table:style-name="ce2">
            <text:p>778</text:p>
          </table:table-cell>
          <table:table-cell office:value-type="string" table:style-name="ce2">
            <text:p><text:span text:style-name="T1">26.42%</text:span></text:p>
          </table:table-cell>
          <table:table-cell office:value-type="float" office:value="4015" table:style-name="ce2">
            <text:p>4015</text:p>
          </table:table-cell>
          <table:table-cell office:value-type="float" office:value="3123710" table:style-name="ce2">
            <text:p>3123710</text:p>
          </table:table-cell>
          <table:table-cell office:value-type="float" office:value="3842303" table:style-name="ce2">
            <text:p>3842303</text:p>
          </table:table-cell>
          <table:table-cell office:value-type="float" office:value="12476692" table:style-name="ce1">
            <text:p>124766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eat</text:span><text:span text:style-name="T1"><text:s/>Roots</text:span><text:span text:style-name="T1"><text:s/>Resort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板橋凱撒⼤飯店</text:span></text:p>
          </table:table-cell>
          <table:table-cell office:value-type="string" table:style-name="ce2">
            <text:p>Others</text:p>
          </table:table-cell>
          <table:table-cell office:value-type="float" office:value="400" table:style-name="ce2">
            <text:p>400</text:p>
          </table:table-cell>
          <table:table-cell office:value-type="float" office:value="2179" table:style-name="ce2">
            <text:p>2179</text:p>
          </table:table-cell>
          <table:table-cell office:value-type="string" table:style-name="ce2">
            <text:p><text:span text:style-name="T1">17.57%</text:span></text:p>
          </table:table-cell>
          <table:table-cell office:value-type="float" office:value="2895" table:style-name="ce2">
            <text:p>2895</text:p>
          </table:table-cell>
          <table:table-cell office:value-type="float" office:value="6308439" table:style-name="ce2">
            <text:p>6308439</text:p>
          </table:table-cell>
          <table:table-cell office:value-type="float" office:value="3019508" table:style-name="ce2">
            <text:p>3019508</text:p>
          </table:table-cell>
          <table:table-cell office:value-type="float" office:value="9359553" table:style-name="ce1">
            <text:p>93595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Hotel</text:span><text:span text:style-name="T1"><text:s/>Banqiao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南⼤飯店</text:span></text:p>
          </table:table-cell>
          <table:table-cell office:value-type="string" table:style-name="ce2">
            <text:p>Others</text:p>
          </table:table-cell>
          <table:table-cell office:value-type="float" office:value="152" table:style-name="ce2">
            <text:p>152</text:p>
          </table:table-cell>
          <table:table-cell office:value-type="float" office:value="1736" table:style-name="ce2">
            <text:p>1736</text:p>
          </table:table-cell>
          <table:table-cell office:value-type="string" table:style-name="ce2">
            <text:p><text:span text:style-name="T1">36.84%</text:span></text:p>
          </table:table-cell>
          <table:table-cell office:value-type="float" office:value="1833" table:style-name="ce2">
            <text:p>1833</text:p>
          </table:table-cell>
          <table:table-cell office:value-type="float" office:value="3181330" table:style-name="ce2">
            <text:p>3181330</text:p>
          </table:table-cell>
          <table:table-cell office:value-type="float" office:value="3142316" table:style-name="ce2">
            <text:p>3142316</text:p>
          </table:table-cell>
          <table:table-cell office:value-type="float" office:value="6843738" table:style-name="ce1">
            <text:p>68437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⼤億麗緻酒店</text:span></text:p>
          </table:table-cell>
          <table:table-cell office:value-type="string" table:style-name="ce2">
            <text:p>Others</text:p>
          </table:table-cell>
          <table:table-cell office:value-type="float" office:value="315" table:style-name="ce2">
            <text:p>315</text:p>
          </table:table-cell>
          <table:table-cell office:value-type="float" office:value="2386" table:style-name="ce2">
            <text:p>2386</text:p>
          </table:table-cell>
          <table:table-cell office:value-type="string" table:style-name="ce2">
            <text:p><text:span text:style-name="T1">24.43%</text:span></text:p>
          </table:table-cell>
          <table:table-cell office:value-type="float" office:value="2911" table:style-name="ce2">
            <text:p>2911</text:p>
          </table:table-cell>
          <table:table-cell office:value-type="float" office:value="6944835" table:style-name="ce2">
            <text:p>6944835</text:p>
          </table:table-cell>
          <table:table-cell office:value-type="float" office:value="7259761" table:style-name="ce2">
            <text:p>7259761</text:p>
          </table:table-cell>
          <table:table-cell office:value-type="float" office:value="16313717" table:style-name="ce1">
            <text:p>163137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yih</text:span><text:span text:style-name="T1"><text:s/>Landis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糖⻑榮酒店</text:span><text:span text:style-name="T1">(</text:span><text:span text:style-name="T2">台南</text:span><text:span text:style-name="T1">)</text:span></text:p>
          </table:table-cell>
          <table:table-cell office:value-type="string" table:style-name="ce2">
            <text:p>Others</text:p>
          </table:table-cell>
          <table:table-cell office:value-type="float" office:value="197" table:style-name="ce2">
            <text:p>197</text:p>
          </table:table-cell>
          <table:table-cell office:value-type="float" office:value="1596" table:style-name="ce2">
            <text:p>1596</text:p>
          </table:table-cell>
          <table:table-cell office:value-type="string" table:style-name="ce2">
            <text:p><text:span text:style-name="T1">26.13%</text:span></text:p>
          </table:table-cell>
          <table:table-cell office:value-type="float" office:value="2291" table:style-name="ce2">
            <text:p>2291</text:p>
          </table:table-cell>
          <table:table-cell office:value-type="float" office:value="3655689" table:style-name="ce2">
            <text:p>3655689</text:p>
          </table:table-cell>
          <table:table-cell office:value-type="float" office:value="9385883" table:style-name="ce2">
            <text:p>9385883</text:p>
          </table:table-cell>
          <table:table-cell office:value-type="float" office:value="13775140" table:style-name="ce1">
            <text:p>137751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Plaza</text:span><text:span text:style-name="T1"><text:s/>Hotel(Tainan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香格⾥拉台南遠東國際⼤飯店</text:span></text:p>
          </table:table-cell>
          <table:table-cell office:value-type="string" table:style-name="ce2">
            <text:p>Others</text:p>
          </table:table-cell>
          <table:table-cell office:value-type="float" office:value="331" table:style-name="ce2">
            <text:p>331</text:p>
          </table:table-cell>
          <table:table-cell office:value-type="float" office:value="3976" table:style-name="ce2">
            <text:p>3976</text:p>
          </table:table-cell>
          <table:table-cell office:value-type="string" table:style-name="ce2">
            <text:p><text:span text:style-name="T1">38.75%</text:span></text:p>
          </table:table-cell>
          <table:table-cell office:value-type="float" office:value="2982" table:style-name="ce2">
            <text:p>2982</text:p>
          </table:table-cell>
          <table:table-cell office:value-type="float" office:value="11854694" table:style-name="ce2">
            <text:p>11854694</text:p>
          </table:table-cell>
          <table:table-cell office:value-type="float" office:value="8053379" table:style-name="ce2">
            <text:p>8053379</text:p>
          </table:table-cell>
          <table:table-cell office:value-type="float" office:value="22850199" table:style-name="ce1">
            <text:p>228501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angri-La’s</text:span><text:span text:style-name="T1"><text:s/>Far</text:span><text:span text:style-name="T1"><text:s/>Eastern</text:span><text:span text:style-name="T1"><text:s/>Plaza</text:span><text:span text:style-name="T1"><text:s/>Hotel,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南⼤員皇冠假⽇酒店</text:span></text:p>
          </table:table-cell>
          <table:table-cell office:value-type="string" table:style-name="ce2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3082" table:style-name="ce2">
            <text:p>3082</text:p>
          </table:table-cell>
          <table:table-cell office:value-type="string" table:style-name="ce2">
            <text:p><text:span text:style-name="T1">43.04%</text:span></text:p>
          </table:table-cell>
          <table:table-cell office:value-type="float" office:value="2604" table:style-name="ce2">
            <text:p>2604</text:p>
          </table:table-cell>
          <table:table-cell office:value-type="float" office:value="8024176" table:style-name="ce2">
            <text:p>8024176</text:p>
          </table:table-cell>
          <table:table-cell office:value-type="float" office:value="7217055" table:style-name="ce2">
            <text:p>7217055</text:p>
          </table:table-cell>
          <table:table-cell office:value-type="float" office:value="17190019" table:style-name="ce1">
            <text:p>171900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ROWNE</text:span><text:span text:style-name="T1"><text:s/>PLAZA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蘭城晶英酒店</text:span></text:p>
          </table:table-cell>
          <table:table-cell office:value-type="string" table:style-name="ce2">
            <text:p>Others</text:p>
          </table:table-cell>
          <table:table-cell office:value-type="float" office:value="193" table:style-name="ce2">
            <text:p>193</text:p>
          </table:table-cell>
          <table:table-cell office:value-type="float" office:value="1203" table:style-name="ce2">
            <text:p>1203</text:p>
          </table:table-cell>
          <table:table-cell office:value-type="string" table:style-name="ce2">
            <text:p><text:span text:style-name="T1">20.11%</text:span></text:p>
          </table:table-cell>
          <table:table-cell office:value-type="float" office:value="7883" table:style-name="ce2">
            <text:p>7883</text:p>
          </table:table-cell>
          <table:table-cell office:value-type="float" office:value="9483225" table:style-name="ce2">
            <text:p>9483225</text:p>
          </table:table-cell>
          <table:table-cell office:value-type="float" office:value="20046821" table:style-name="ce2">
            <text:p>20046821</text:p>
          </table:table-cell>
          <table:table-cell office:value-type="float" office:value="32984377" table:style-name="ce1">
            <text:p>329843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Place</text:span><text:span text:style-name="T1"><text:s/>Yil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鳳凰酒店</text:span><text:span text:style-name="T1">(</text:span><text:span text:style-name="T2">礁溪</text:span><text:span text:style-name="T1">)</text:span></text:p>
          </table:table-cell>
          <table:table-cell office:value-type="string" table:style-name="ce2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2083" table:style-name="ce2">
            <text:p>2083</text:p>
          </table:table-cell>
          <table:table-cell office:value-type="string" table:style-name="ce2">
            <text:p><text:span text:style-name="T1">29.09%</text:span></text:p>
          </table:table-cell>
          <table:table-cell office:value-type="float" office:value="4518" table:style-name="ce2">
            <text:p>4518</text:p>
          </table:table-cell>
          <table:table-cell office:value-type="float" office:value="9410735" table:style-name="ce2">
            <text:p>9410735</text:p>
          </table:table-cell>
          <table:table-cell office:value-type="float" office:value="8227499" table:style-name="ce2">
            <text:p>8227499</text:p>
          </table:table-cell>
          <table:table-cell office:value-type="float" office:value="21700041" table:style-name="ce1">
            <text:p>217000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Resort</text:span><text:span text:style-name="T1"><text:s/>Hotel(Jiaosi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綠舞國際觀光飯店</text:span></text:p>
          </table:table-cell>
          <table:table-cell office:value-type="string" table:style-name="ce2">
            <text:p>Others</text:p>
          </table:table-cell>
          <table:table-cell office:value-type="float" office:value="104" table:style-name="ce2">
            <text:p>104</text:p>
          </table:table-cell>
          <table:table-cell office:value-type="float" office:value="373" table:style-name="ce2">
            <text:p>373</text:p>
          </table:table-cell>
          <table:table-cell office:value-type="string" table:style-name="ce2">
            <text:p><text:span text:style-name="T1">11.57%</text:span></text:p>
          </table:table-cell>
          <table:table-cell office:value-type="float" office:value="5776" table:style-name="ce2">
            <text:p>5776</text:p>
          </table:table-cell>
          <table:table-cell office:value-type="float" office:value="2154598" table:style-name="ce2">
            <text:p>2154598</text:p>
          </table:table-cell>
          <table:table-cell office:value-type="float" office:value="1133789" table:style-name="ce2">
            <text:p>1133789</text:p>
          </table:table-cell>
          <table:table-cell office:value-type="float" office:value="3757311" table:style-name="ce1">
            <text:p>37573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ancewoods</text:span><text:span text:style-name="T1"><text:s/>Hotels</text:span><text:span text:style-name="T1"><text:s/>and</text:span><text:span text:style-name="T1"><text:s/>Resorts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麒麟⼤飯店</text:span></text:p>
          </table:table-cell>
          <table:table-cell office:value-type="string" table:style-name="ce2">
            <text:p>Others</text:p>
          </table:table-cell>
          <table:table-cell office:value-type="float" office:value="167" table:style-name="ce2">
            <text:p>167</text:p>
          </table:table-cell>
          <table:table-cell office:value-type="float" office:value="474" table:style-name="ce2">
            <text:p>474</text:p>
          </table:table-cell>
          <table:table-cell office:value-type="string" table:style-name="ce2">
            <text:p><text:span text:style-name="T1">9.16%</text:span></text:p>
          </table:table-cell>
          <table:table-cell office:value-type="float" office:value="2865" table:style-name="ce2">
            <text:p>2865</text:p>
          </table:table-cell>
          <table:table-cell office:value-type="float" office:value="1357830" table:style-name="ce2">
            <text:p>1357830</text:p>
          </table:table-cell>
          <table:table-cell office:value-type="float" office:value="416520" table:style-name="ce2">
            <text:p>416520</text:p>
          </table:table-cell>
          <table:table-cell office:value-type="float" office:value="1983910" table:style-name="ce1">
            <text:p>19839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Kilin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娜路彎⼤酒店</text:span></text:p>
          </table:table-cell>
          <table:table-cell office:value-type="string" table:style-name="ce2">
            <text:p>Others</text:p>
          </table:table-cell>
          <table:table-cell office:value-type="float" office:value="276" table:style-name="ce2">
            <text:p>276</text:p>
          </table:table-cell>
          <table:table-cell office:value-type="float" office:value="2858" table:style-name="ce2">
            <text:p>2858</text:p>
          </table:table-cell>
          <table:table-cell office:value-type="string" table:style-name="ce2">
            <text:p><text:span text:style-name="T1">33.40%</text:span></text:p>
          </table:table-cell>
          <table:table-cell office:value-type="float" office:value="2976" table:style-name="ce2">
            <text:p>2976</text:p>
          </table:table-cell>
          <table:table-cell office:value-type="float" office:value="8504527" table:style-name="ce2">
            <text:p>8504527</text:p>
          </table:table-cell>
          <table:table-cell office:value-type="float" office:value="2274376" table:style-name="ce2">
            <text:p>2274376</text:p>
          </table:table-cell>
          <table:table-cell office:value-type="float" office:value="11092391" table:style-name="ce1">
            <text:p>110923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ormosan</text:span><text:span text:style-name="T1"><text:s/>Naruwan</text:span><text:span text:style-name="T1"><text:s/>Hotel</text:span><text:span text:style-name="T1"><text:s/>&amp;</text:span><text:span text:style-name="T1"><text:s/>Resort</text:span><text:span text:style-name="T1"><text:s/>Taitung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樂樂⽇暉溫泉酒店</text:span></text:p>
          </table:table-cell>
          <table:table-cell office:value-type="string" table:style-name="ce2">
            <text:p>Others</text:p>
          </table:table-cell>
          <table:table-cell office:value-type="float" office:value="48" table:style-name="ce2">
            <text:p>4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<text:span text:style-name="T1">0.00%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J</text:span><text:span text:style-name="T1"><text:s/>RESORT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耐斯王⼦⼤飯店</text:span></text:p>
          </table:table-cell>
          <table:table-cell office:value-type="string" table:style-name="ce2">
            <text:p>Others</text:p>
          </table:table-cell>
          <table:table-cell office:value-type="float" office:value="245" table:style-name="ce2">
            <text:p>245</text:p>
          </table:table-cell>
          <table:table-cell office:value-type="float" office:value="1259" table:style-name="ce2">
            <text:p>1259</text:p>
          </table:table-cell>
          <table:table-cell office:value-type="string" table:style-name="ce2">
            <text:p><text:span text:style-name="T1">16.58%</text:span></text:p>
          </table:table-cell>
          <table:table-cell office:value-type="float" office:value="2138" table:style-name="ce2">
            <text:p>2138</text:p>
          </table:table-cell>
          <table:table-cell office:value-type="float" office:value="2691396" table:style-name="ce2">
            <text:p>2691396</text:p>
          </table:table-cell>
          <table:table-cell office:value-type="float" office:value="4435385" table:style-name="ce2">
            <text:p>4435385</text:p>
          </table:table-cell>
          <table:table-cell office:value-type="float" office:value="7499050" table:style-name="ce1">
            <text:p>74990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Nice</text:span><text:span text:style-name="T1"><text:s/>Prince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澎湖福朋喜來登酒店</text:span></text:p>
          </table:table-cell>
          <table:table-cell office:value-type="string" table:style-name="ce2">
            <text:p>Others</text:p>
          </table:table-cell>
          <table:table-cell office:value-type="float" office:value="331" table:style-name="ce2">
            <text:p>331</text:p>
          </table:table-cell>
          <table:table-cell office:value-type="float" office:value="1651" table:style-name="ce2">
            <text:p>1651</text:p>
          </table:table-cell>
          <table:table-cell office:value-type="string" table:style-name="ce2">
            <text:p><text:span text:style-name="T1">16.09%</text:span></text:p>
          </table:table-cell>
          <table:table-cell office:value-type="float" office:value="1884" table:style-name="ce2">
            <text:p>1884</text:p>
          </table:table-cell>
          <table:table-cell office:value-type="float" office:value="3111026" table:style-name="ce2">
            <text:p>3111026</text:p>
          </table:table-cell>
          <table:table-cell office:value-type="float" office:value="4672545" table:style-name="ce2">
            <text:p>4672545</text:p>
          </table:table-cell>
          <table:table-cell office:value-type="float" office:value="9118364" table:style-name="ce1">
            <text:p>91183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our</text:span><text:span text:style-name="T1"><text:s/>Point</text:span><text:span text:style-name="T1"><text:s/>by</text:span><text:span text:style-name="T1"><text:s/>Sheraton</text:span><text:span text:style-name="T1"><text:s/>Penghu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瓏⼭林台北中和飯店</text:span></text:p>
          </table:table-cell>
          <table:table-cell office:value-type="string" table:style-name="ce2">
            <text:p>Others</text:p>
          </table:table-cell>
          <table:table-cell office:value-type="float" office:value="126" table:style-name="ce2">
            <text:p>126</text:p>
          </table:table-cell>
          <table:table-cell office:value-type="float" office:value="291" table:style-name="ce2">
            <text:p>291</text:p>
          </table:table-cell>
          <table:table-cell office:value-type="string" table:style-name="ce2">
            <text:p><text:span text:style-name="T1">7.45%</text:span></text:p>
          </table:table-cell>
          <table:table-cell office:value-type="float" office:value="2254" table:style-name="ce2">
            <text:p>2254</text:p>
          </table:table-cell>
          <table:table-cell office:value-type="float" office:value="655844" table:style-name="ce2">
            <text:p>655844</text:p>
          </table:table-cell>
          <table:table-cell office:value-type="float" office:value="1249190" table:style-name="ce2">
            <text:p>1249190</text:p>
          </table:table-cell>
          <table:table-cell office:value-type="float" office:value="2834122" table:style-name="ce1">
            <text:p>28341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SL</text:span><text:span text:style-name="T1"><text:s/>Hotel</text:span><text:span text:style-name="T1"><text:s/>Taipei</text:span><text:span text:style-name="T1"><text:s/>Zhonghe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碧特弗⼤飯店</text:span></text:p>
          </table:table-cell>
          <table:table-cell office:value-type="string" table:style-name="ce2">
            <text:p>Others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<text:span text:style-name="T1">3.23%</text:span></text:p>
          </table:table-cell>
          <table:table-cell office:value-type="float" office:value="2734" table:style-name="ce2">
            <text:p>2734</text:p>
          </table:table-cell>
          <table:table-cell office:value-type="float" office:value="147617" table:style-name="ce2">
            <text:p>147617</text:p>
          </table:table-cell>
          <table:table-cell office:value-type="float" office:value="19616" table:style-name="ce2">
            <text:p>19616</text:p>
          </table:table-cell>
          <table:table-cell office:value-type="float" office:value="167233" table:style-name="ce1">
            <text:p>1672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tiful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麗春天⼤飯店</text:span></text:p>
          </table:table-cell>
          <table:table-cell office:value-type="string" table:style-name="ce2">
            <text:p>Others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<text:span text:style-name="T1">3.23%</text:span></text:p>
          </table:table-cell>
          <table:table-cell office:value-type="float" office:value="2753" table:style-name="ce2">
            <text:p>2753</text:p>
          </table:table-cell>
          <table:table-cell office:value-type="float" office:value="93587" table:style-name="ce2">
            <text:p>93587</text:p>
          </table:table-cell>
          <table:table-cell office:value-type="float" office:value="26003" table:style-name="ce2">
            <text:p>26003</text:p>
          </table:table-cell>
          <table:table-cell office:value-type="float" office:value="119590" table:style-name="ce1">
            <text:p>1195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tiful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遠百企業觀光旅館</text:p>
          </table:table-cell>
          <table:table-cell office:value-type="string" table:style-name="ce2">
            <text:p>Others</text:p>
          </table:table-cell>
          <table:table-cell office:value-type="float" office:value="40" table:style-name="ce2">
            <text:p>40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<text:span text:style-name="T1">4.52%</text:span></text:p>
          </table:table-cell>
          <table:table-cell office:value-type="float" office:value="1000" table:style-name="ce2">
            <text:p>1000</text:p>
          </table:table-cell>
          <table:table-cell office:value-type="float" office:value="56000" table:style-name="ce2">
            <text:p>56000</text:p>
          </table:table-cell>
          <table:table-cell office:value-type="float" office:value="0" table:style-name="ce2">
            <text:p>0</text:p>
          </table:table-cell>
          <table:table-cell office:value-type="float" office:value="56000" table:style-name="ce1">
            <text:p>560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r</text:span><text:span text:style-name="T1"><text:s/>Eastem</text:span><text:span text:style-name="T1"><text:s/>Geant</text:span><text:span text:style-name="T1"><text:s/>Tourist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幼獅⼤飯店</text:span></text:p>
          </table:table-cell>
          <table:table-cell office:value-type="string" table:style-name="ce2">
            <text:p>Others</text:p>
          </table:table-cell>
          <table:table-cell office:value-type="float" office:value="55" table:style-name="ce2">
            <text:p>55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<text:span text:style-name="T1">7.04%</text:span></text:p>
          </table:table-cell>
          <table:table-cell office:value-type="float" office:value="1648" table:style-name="ce2">
            <text:p>1648</text:p>
          </table:table-cell>
          <table:table-cell office:value-type="float" office:value="197800" table:style-name="ce2">
            <text:p>197800</text:p>
          </table:table-cell>
          <table:table-cell office:value-type="float" office:value="0" table:style-name="ce2">
            <text:p>0</text:p>
          </table:table-cell>
          <table:table-cell office:value-type="float" office:value="211400" table:style-name="ce1">
            <text:p>2114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ion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⼭泉⼤飯店</text:span></text:p>
          </table:table-cell>
          <table:table-cell office:value-type="string" table:style-name="ce2">
            <text:p>Others</text:p>
          </table:table-cell>
          <table:table-cell office:value-type="float" office:value="146" table:style-name="ce2">
            <text:p>146</text:p>
          </table:table-cell>
          <table:table-cell office:value-type="float" office:value="808" table:style-name="ce2">
            <text:p>808</text:p>
          </table:table-cell>
          <table:table-cell office:value-type="string" table:style-name="ce2">
            <text:p><text:span text:style-name="T1">17.85%</text:span></text:p>
          </table:table-cell>
          <table:table-cell office:value-type="float" office:value="2484" table:style-name="ce2">
            <text:p>2484</text:p>
          </table:table-cell>
          <table:table-cell office:value-type="float" office:value="2007195" table:style-name="ce2">
            <text:p>2007195</text:p>
          </table:table-cell>
          <table:table-cell office:value-type="float" office:value="414350" table:style-name="ce2">
            <text:p>414350</text:p>
          </table:table-cell>
          <table:table-cell office:value-type="float" office:value="2548995" table:style-name="ce1">
            <text:p>25489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un</text:span><text:span text:style-name="T1"><text:s/>Spring</text:span><text:span text:style-name="T1"><text:s/>Resort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悅川酒店</text:span></text:p>
          </table:table-cell>
          <table:table-cell office:value-type="string" table:style-name="ce2">
            <text:p>Others</text:p>
          </table:table-cell>
          <table:table-cell office:value-type="float" office:value="103" table:style-name="ce2">
            <text:p>103</text:p>
          </table:table-cell>
          <table:table-cell office:value-type="float" office:value="1772" table:style-name="ce2">
            <text:p>1772</text:p>
          </table:table-cell>
          <table:table-cell office:value-type="string" table:style-name="ce2">
            <text:p><text:span text:style-name="T1">55.50%</text:span></text:p>
          </table:table-cell>
          <table:table-cell office:value-type="float" office:value="2159" table:style-name="ce2">
            <text:p>2159</text:p>
          </table:table-cell>
          <table:table-cell office:value-type="float" office:value="3825508" table:style-name="ce2">
            <text:p>3825508</text:p>
          </table:table-cell>
          <table:table-cell office:value-type="float" office:value="3725760" table:style-name="ce2">
            <text:p>3725760</text:p>
          </table:table-cell>
          <table:table-cell office:value-type="float" office:value="7551268" table:style-name="ce1">
            <text:p>75512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Walde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東桂⽥喜來登酒店</text:span></text:p>
          </table:table-cell>
          <table:table-cell office:value-type="string" table:style-name="ce2">
            <text:p>Others</text:p>
          </table:table-cell>
          <table:table-cell office:value-type="float" office:value="278" table:style-name="ce2">
            <text:p>278</text:p>
          </table:table-cell>
          <table:table-cell office:value-type="float" office:value="1844" table:style-name="ce2">
            <text:p>1844</text:p>
          </table:table-cell>
          <table:table-cell office:value-type="string" table:style-name="ce2">
            <text:p><text:span text:style-name="T1">21.40%</text:span></text:p>
          </table:table-cell>
          <table:table-cell office:value-type="float" office:value="2517" table:style-name="ce2">
            <text:p>2517</text:p>
          </table:table-cell>
          <table:table-cell office:value-type="float" office:value="4641601" table:style-name="ce2">
            <text:p>4641601</text:p>
          </table:table-cell>
          <table:table-cell office:value-type="float" office:value="5348980" table:style-name="ce2">
            <text:p>5348980</text:p>
          </table:table-cell>
          <table:table-cell office:value-type="float" office:value="10916066" table:style-name="ce1">
            <text:p>109160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QUEENAPLAZA</text:span><text:span text:style-name="T1"><text:s/>HOTEL</text:span><text:span text:style-name="T1"><text:s/>TAITUNG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桂冠酒店</text:span><text:span text:style-name="T1">(</text:span><text:span text:style-name="T2">基隆</text:span><text:span text:style-name="T1">)</text:span></text:p>
          </table:table-cell>
          <table:table-cell office:value-type="string" table:style-name="ce2">
            <text:p>Others</text:p>
          </table:table-cell>
          <table:table-cell office:value-type="float" office:value="140" table:style-name="ce2">
            <text:p>140</text:p>
          </table:table-cell>
          <table:table-cell office:value-type="float" office:value="482" table:style-name="ce2">
            <text:p>482</text:p>
          </table:table-cell>
          <table:table-cell office:value-type="string" table:style-name="ce2">
            <text:p><text:span text:style-name="T1">11.11%</text:span></text:p>
          </table:table-cell>
          <table:table-cell office:value-type="float" office:value="2612" table:style-name="ce2">
            <text:p>2612</text:p>
          </table:table-cell>
          <table:table-cell office:value-type="float" office:value="1258993" table:style-name="ce2">
            <text:p>1258993</text:p>
          </table:table-cell>
          <table:table-cell office:value-type="float" office:value="788281" table:style-name="ce2">
            <text:p>788281</text:p>
          </table:table-cell>
          <table:table-cell office:value-type="float" office:value="3566160" table:style-name="ce1">
            <text:p>35661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Laurel</text:span><text:span text:style-name="T1"><text:s/>Hotel</text:span><text:span text:style-name="T1"><text:s/>(Keelung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鈺通⼤飯店</text:span></text:p>
          </table:table-cell>
          <table:table-cell office:value-type="string" table:style-name="ce2">
            <text:p>Others</text:p>
          </table:table-cell>
          <table:table-cell office:value-type="float" office:value="120" table:style-name="ce2">
            <text:p>120</text:p>
          </table:table-cell>
          <table:table-cell office:value-type="float" office:value="235" table:style-name="ce2">
            <text:p>235</text:p>
          </table:table-cell>
          <table:table-cell office:value-type="string" table:style-name="ce2">
            <text:p><text:span text:style-name="T1">6.32%</text:span></text:p>
          </table:table-cell>
          <table:table-cell office:value-type="float" office:value="2022" table:style-name="ce2">
            <text:p>2022</text:p>
          </table:table-cell>
          <table:table-cell office:value-type="float" office:value="475066" table:style-name="ce2">
            <text:p>475066</text:p>
          </table:table-cell>
          <table:table-cell office:value-type="float" office:value="2586824" table:style-name="ce2">
            <text:p>2586824</text:p>
          </table:table-cell>
          <table:table-cell office:value-type="float" office:value="3078328" table:style-name="ce1">
            <text:p>30783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Yuh-Tong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寶華⼤飯店</text:span></text:p>
          </table:table-cell>
          <table:table-cell office:value-type="string" table:style-name="ce2">
            <text:p>Others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string" table:style-name="ce2">
            <text:p><text:span text:style-name="T1">3.23%</text:span></text:p>
          </table:table-cell>
          <table:table-cell office:value-type="float" office:value="1120" table:style-name="ce2">
            <text:p>1120</text:p>
          </table:table-cell>
          <table:table-cell office:value-type="float" office:value="87392" table:style-name="ce2">
            <text:p>87392</text:p>
          </table:table-cell>
          <table:table-cell office:value-type="float" office:value="0" table:style-name="ce2">
            <text:p>0</text:p>
          </table:table-cell>
          <table:table-cell office:value-type="float" office:value="89392" table:style-name="ce1">
            <text:p>893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owa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陸島酒店</text:span></text:p>
          </table:table-cell>
          <table:table-cell office:value-type="string" table:style-name="ce2">
            <text:p>Others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<text:span text:style-name="T1">0.00%</text:span></text:p>
          </table:table-cell>
          <table:table-cell office:value-type="float" office:value="0" table:style-name="ce2">
            <text:p>0</text:p>
          </table:table-cell>
          <table:table-cell office:value-type="float" office:value="39309" table:style-name="ce2">
            <text:p>39309</text:p>
          </table:table-cell>
          <table:table-cell office:value-type="float" office:value="3040" table:style-name="ce2">
            <text:p>3040</text:p>
          </table:table-cell>
          <table:table-cell office:value-type="float" office:value="42349" table:style-name="ce1">
            <text:p>423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UDAO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3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Arial" svg:font-family="Arial"/>
    <style:font-face style:name="Microsoft JhengHei" svg:font-family="&quot;Microsoft JhengHe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middle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/>
    <dc:creator>emmayianpan</dc:creator>
    <meta:creation-date>2006-09-13T11:21:51Z</meta:creation-date>
    <dc:date>2020-12-02T05:49:22Z</dc:date>
  </office:meta>
</office:document-meta>
</file>